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ejaVu Sans Light" svg:font-family="&quot;DejaVu Sans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EFF0F1" fo:border-left="none" fo:border-right="none"/>
    </style:style>
    <style:style style:name="ce4" style:family="table-cell" style:parent-style-name="Default" style:data-style-name="N0">
      <style:table-cell-properties fo:border-top="none" fo:border-bottom="thin solid #EFF0F1" fo:border-left="none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thin solid #EFF0F1" fo:border-left="none" fo:border-right="none" fo:background-color="#00FF66"/>
    </style:style>
    <style:style style:name="ce6" style:family="table-cell" style:parent-style-name="Default" style:data-style-name="N0">
      <style:table-cell-properties fo:background-color="#00FF66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3333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000099"/>
    </style:style>
    <style:style style:name="ce14" style:family="table-cell" style:parent-style-name="Default" style:data-style-name="N0">
      <style:table-cell-properties fo:background-color="#000099"/>
    </style:style>
    <style:style style:name="ce15" style:family="table-cell" style:parent-style-name="Default" style:data-style-name="N0">
      <style:text-properties fo:font-size="8pt" style:font-size-asian="8pt" style:font-size-complex="8pt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EFF0F1" fo:border-bottom="thin solid #EFF0F1" fo:border-left="none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EFF0F1" fo:border-bottom="thin solid #EFF0F1" fo:border-left="none" fo:border-right="none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</style:style>
    <style:style style:name="ce23" style:family="table-cell" style:parent-style-name="Default" style:data-style-name="N0"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25" style:family="table-cell" style:parent-style-name="Excel_BuiltIn_Currency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26" style:family="table-cell" style:parent-style-name="Default" style:data-style-name="N0"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EFF0F1" fo:border-left="none" fo:border-right="none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EFF0F1" fo:border-left="none" fo:border-right="none" fo:background-color="transparent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EFF0F1" fo:border-left="none" fo:border-right="none" style:vertical-align="automatic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30" style:family="table-cell" style:parent-style-name="Excel_BuiltIn_Currency" style:data-style-name="N37">
      <style:table-cell-properties fo:border-top="none" fo:border-bottom="thin solid #EFF0F1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00CC33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3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font-name="DejaVu Sans Light" style:font-name-asian="DejaVu Sans Light" style:font-name-complex="DejaVu Sans Light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ackground-color="#FF0000"/>
      <style:text-properties fo:color="#800000" style:font-name="DejaVu Sans Light" style:font-name-asian="DejaVu Sans Light" style:font-name-complex="DejaVu Sans Light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33FF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FF3333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7" style:family="table-cell" style:parent-style-name="Excel_BuiltIn_Currency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0000CC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0000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1" style:family="table-cell" style:parent-style-name="Default" style:data-style-name="N0"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transparent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EFF0F1" fo:border-left="none" fo:border-right="none" fo:background-color="#00CC33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EFF0F1" fo:border-left="none" fo:border-right="none" fo:background-color="transparent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thin solid #EFF0F1" fo:border-left="none" fo:border-right="none" style:vertical-align="automatic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7" style:family="table-cell" style:parent-style-name="Excel_BuiltIn_Currency" style:data-style-name="N37">
      <style:table-cell-properties fo:border-top="none" fo:border-bottom="thin solid #EFF0F1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EFF0F1" fo:border-left="none" fo:border-right="none"/>
      <style:text-properties style:font-name="DejaVu Sans Light" style:font-name-asian="DejaVu Sans Light" style:font-name-complex="DejaVu Sans Light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51" style:family="table-cell" style:parent-style-name="Excel_BuiltIn_Currency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52" style:family="table-cell" style:parent-style-name="Excel_BuiltIn_Currency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style:font-name="DejaVu Sans Light" style:font-name-asian="DejaVu Sans Light" style:font-name-complex="DejaVu Sans Light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6"/>
    <style:style style:name="ce54" style:family="table-cell" style:parent-style-name="Default" style:data-style-name="N0">
      <style:table-cell-properties fo:background-color="#ED7D31"/>
    </style:style>
    <style:style style:name="ce55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7.91229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0.556875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9.8425cm"/>
    </style:style>
    <style:style style:name="co18" style:family="table-column">
      <style:table-column-properties fo:break-before="auto" style:column-width="3.757083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3.571875cm"/>
    </style:style>
    <style:style style:name="co21" style:family="table-column">
      <style:table-column-properties fo:break-before="auto" style:column-width="2.75166666666667cm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3.862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66875cm"/>
    </style:style>
    <style:style style:name="co28" style:family="table-column">
      <style:table-column-properties fo:break-before="auto" style:column-width="0.899583333333333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3.33375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1.48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6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ime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ime Sheet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4">
            <text:p>Hours (Estimated)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 office:value-type="string" table:style-name="ce5">
            <text:p>Break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Researched and bought CPLD, 68k, CPLD socket from eBay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string" table:style-name="ce6">
            <text:p>Week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ing and ordering parts</text:p>
          </table:table-cell>
          <table:table-cell table:number-columns-repeated="16381" table:style-name="ce1"/>
        </table:table-row>
        <table:table-row table:style-name="ro1">
          <table:table-cell table:style-name="ce6"/>
          <table:table-cell office:value-type="float" office:value="2.5" table:style-name="ce1">
            <text:p>2.5</text:p>
          </table:table-cell>
          <table:table-cell office:value-type="string" table:style-name="ce1">
            <text:p>Selecting and ordering parts</text:p>
          </table:table-cell>
          <table:table-cell table:number-columns-repeated="16381" table:style-name="ce1"/>
        </table:table-row>
        <table:table-row table:style-name="ro1">
          <table:table-cell table:style-name="ce6"/>
          <table:table-cell office:value-type="float" office:value="1" table:style-name="ce1">
            <text:p>1</text:p>
          </table:table-cell>
          <table:table-cell office:value-type="string" table:style-name="ce1">
            <text:p>Attend Friday Lab Meeting and work on prelim schematic</text:p>
          </table:table-cell>
          <table:table-cell office:value-type="float" office:value="9.5" table:formula="of:=SUM([.B3:.B7])" table:style-name="ce1">
            <text:p>9.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Week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nish Prelim Schematic, write progress report</text:p>
          </table:table-cell>
          <table:table-cell table:number-columns-repeated="16381" table:style-name="ce1"/>
        </table:table-row>
        <table:table-row table:style-name="ro1">
          <table:table-cell table:style-name="ce7"/>
          <table:table-cell office:value-type="float" office:value="4.5" table:style-name="ce1">
            <text:p>4.5</text:p>
          </table:table-cell>
          <table:table-cell office:value-type="string" table:style-name="ce1">
            <text:p>Completed ALL component selection. <text:s/>Ordered DUART, AC adaptor, serial cables from eBay &amp; Amazon</text:p>
          </table:table-cell>
          <table:table-cell table:number-columns-repeated="16381" table:style-name="ce1"/>
        </table:table-row>
        <table:table-row table:style-name="ro1">
          <table:table-cell table:style-name="ce7"/>
          <table:table-cell office:value-type="float" office:value="2" table:style-name="ce1">
            <text:p>2</text:p>
          </table:table-cell>
          <table:table-cell office:value-type="string" table:style-name="ce1">
            <text:p>Switch out some resistors &amp; capacitors, place Mouser and Digikey orders</text:p>
          </table:table-cell>
          <table:table-cell office:value-type="float" office:value="13" table:formula="of:=SUM([.B8:.B11])" table:style-name="ce8">
            <text:p>13</text:p>
          </table:table-cell>
          <table:table-cell table:number-columns-repeated="16380" table:style-name="ce1"/>
        </table:table-row>
        <table:table-row table:style-name="ro1">
          <table:table-cell table:style-name="ce7"/>
          <table:table-cell office:value-type="float" office:value="4.5" table:style-name="ce1">
            <text:p>4.5</text:p>
          </table:table-cell>
          <table:table-cell office:value-type="string" table:style-name="ce1">
            <text:p>Download and draw symbols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8">
            <text:p>Finish drawing symbols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office:value-type="string" table:style-name="ce9">
            <text:p>Week 3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egin Schematic – RS232, Reset Debounce, Regulator</text:p>
          </table:table-cell>
          <table:table-cell office:value-type="float" office:value="18" table:formula="of:=SUM([.B12:.B17])" table:style-name="ce8">
            <text:p>18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9"/>
          <table:table-cell office:value-type="float" office:value="9" table:style-name="ce8">
            <text:p>9</text:p>
          </table:table-cell>
          <table:table-cell office:value-type="string" table:style-name="ce8">
            <text:p>Work on Schematic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8">
            <text:p>Lab – Talk to josh about block diagram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8">
            <text:p>Explore DUART functionality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8">
            <text:p>Edit schematic (add 80% of testpoints, remove unneeded connections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8">
            <text:p>Consult Josh during lab regarding schematic, soldering, DUART, work on block diagram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3" table:style-name="ce8">
            <text:p>3</text:p>
          </table:table-cell>
          <table:table-cell office:value-type="string" table:style-name="ce8">
            <text:p>Work on Schematic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1" table:style-name="ce8">
            <text:p>1</text:p>
          </table:table-cell>
          <table:table-cell office:value-type="string" table:style-name="ce8">
            <text:p>Start researching and laying out PCB</text:p>
          </table:table-cell>
          <table:table-cell office:value-type="float" office:value="20" table:formula="of:=SUM([.B18:.B23])" table:style-name="ce8">
            <text:p>2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6" table:style-name="ce8">
            <text:p>6</text:p>
          </table:table-cell>
          <table:table-cell office:value-type="string" table:style-name="ce8">
            <text:p>PCB Layout (assemble busses, connect most chips)</text:p>
          </table:table-cell>
          <table:table-cell office:value-type="float" office:value="9.5" table:formula="of:=SUM([.B24:.B29])" table:style-name="ce8">
            <text:p>9.5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5" table:style-name="ce8">
            <text:p>5</text:p>
          </table:table-cell>
          <table:table-cell office:value-type="string" table:style-name="ce8">
            <text:p>PCB Layout (route CPLD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2" table:style-name="ce8">
            <text:p>2</text:p>
          </table:table-cell>
          <table:table-cell office:value-type="string" table:style-name="ce8">
            <text:p>PCB Layout (sync CPLD with schematic, add capacitors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3" table:style-name="ce8">
            <text:p>3</text:p>
          </table:table-cell>
          <table:table-cell office:value-type="string" table:style-name="ce8">
            <text:p>Add labels, more LEDS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office:value-type="string" table:style-name="ce10">
            <text:p>Week 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dit schematic and PCB; change WE, CE, OE busses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2.5" table:style-name="ce11">
            <text:p>2.5</text:p>
          </table:table-cell>
          <table:table-cell office:value-type="string" table:style-name="ce11">
            <text:p>Make schematic look good, make CPLD netlist, final schematic export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Lab with Josh, fit components to printout, fix power jack mistake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Add speaker to unused CPLD pin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2"/>
          <table:table-cell office:value-type="float" office:value="1" table:style-name="ce11">
            <text:p>1</text:p>
          </table:table-cell>
          <table:table-cell office:value-type="string" table:style-name="ce11">
            <text:p>Verify parts against datasheets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2"/>
          <table:table-cell office:value-type="float" office:value="1" table:style-name="ce11">
            <text:p>1</text:p>
          </table:table-cell>
          <table:table-cell office:value-type="string" table:style-name="ce11">
            <text:p>Order board!!!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3"/>
          <table:table-cell office:value-type="float" office:value="1" table:style-name="ce11">
            <text:p>1</text:p>
          </table:table-cell>
          <table:table-cell office:value-type="string" table:style-name="ce11">
            <text:p>Begin VHDL code (netlist, constraints file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3"/>
          <table:table-cell office:value-type="float" office:value="3" table:style-name="ce11">
            <text:p>3</text:p>
          </table:table-cell>
          <table:table-cell office:value-type="string" table:style-name="ce11">
            <text:p>Work on VHDL (read/write logic)</text:p>
          </table:table-cell>
          <table:table-cell office:value-type="float" office:value="12" table:formula="of:=SUM([.B30:.B34])" table:style-name="ce8">
            <text:p>12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3"/>
          <table:table-cell office:value-type="float" office:value="7" table:style-name="ce11">
            <text:p>7</text:p>
          </table:table-cell>
          <table:table-cell office:value-type="string" table:style-name="ce11">
            <text:p>Finish most of VHDL (implemented all chip logic, dtack, interrupts, gpio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office:value-type="string" table:style-name="ce14">
            <text:p>Week 5</text:p>
          </table:table-cell>
          <table:table-cell office:value-type="float" office:value="0.5" table:style-name="ce11">
            <text:p>0.5</text:p>
          </table:table-cell>
          <table:table-cell office:value-type="string" table:style-name="ce11">
            <text:p>Redo schematic 11x17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4"/>
          <table:table-cell office:value-type="float" office:value="0.5" table:style-name="ce11">
            <text:p>0.5</text:p>
          </table:table-cell>
          <table:table-cell office:value-type="string" table:style-name="ce11">
            <text:p>Go to lab, write progress report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1" table:style-name="ce11">
            <text:p>1</text:p>
          </table:table-cell>
          <table:table-cell office:value-type="string" table:style-name="ce11">
            <text:p>Setup pulseview/sigrok for saleae logic analyser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0.5" table:style-name="ce11">
            <text:p>0.5</text:p>
          </table:table-cell>
          <table:table-cell office:value-type="string" table:style-name="ce11">
            <text:p>Test logic analyser using 555 timer (success!)</text:p>
          </table:table-cell>
          <table:table-cell office:value-type="float" office:value="13.5" table:formula="of:=SUM([.B35:.B39])" table:style-name="ce8">
            <text:p>13.5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3" table:style-name="ce11">
            <text:p>3</text:p>
          </table:table-cell>
          <table:table-cell office:value-type="string" table:style-name="ce11">
            <text:p>Solder all but RAM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4" table:style-name="ce11">
            <text:p>4</text:p>
          </table:table-cell>
          <table:table-cell office:value-type="string" table:style-name="ce11">
            <text:p>Test VHDL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5" table:style-name="ce11">
            <text:p>5</text:p>
          </table:table-cell>
          <table:table-cell office:value-type="string" table:style-name="ce11">
            <text:p>Get ROM Working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office:value-type="string" table:style-name="ce54">
            <text:p>Week 6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Debug sporadic issues caused by lack of BGACK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4"/>
          <table:table-cell office:value-type="float" office:value="0.5" table:style-name="ce11">
            <text:p>0.5</text:p>
          </table:table-cell>
          <table:table-cell office:value-type="string" table:style-name="ce11">
            <text:p>Got RAM working!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5"/>
          <table:table-cell office:value-type="float" office:value="4" table:style-name="ce11">
            <text:p>4</text:p>
          </table:table-cell>
          <table:table-cell office:value-type="string" table:style-name="ce11">
            <text:p>Working periodic (IPL7) interrupts</text:p>
          </table:table-cell>
          <table:table-cell office:value-type="float" office:value="18.75" table:formula="of:=SUM([.B40:.B45])" table:style-name="ce8">
            <text:p>18.75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55"/>
          <table:table-cell office:value-type="float" office:value="4" table:style-name="ce11">
            <text:p>4</text:p>
          </table:table-cell>
          <table:table-cell office:value-type="string" table:style-name="ce11">
            <text:p>Duart loopback test is working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5"/>
          <table:table-cell office:value-type="float" office:value="5" table:style-name="ce11">
            <text:p>5</text:p>
          </table:table-cell>
          <table:table-cell office:value-type="string" table:style-name="ce11">
            <text:p>Working duart communication (polling)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55"/>
          <table:table-cell office:value-type="float" office:value="0.25" table:style-name="ce11">
            <text:p>0.25</text:p>
          </table:table-cell>
          <table:table-cell office:value-type="string" table:style-name="ce11">
            <text:p>Working duart (IPL6) interrupts!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"/>
          <table:table-cell office:value-type="float" office:value="4" table:style-name="ce11">
            <text:p>4</text:p>
          </table:table-cell>
          <table:table-cell office:value-type="string" table:style-name="ce11">
            <text:p>Write and debug hello world program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"/>
          <table:table-cell office:value-type="float" office:value="6" table:style-name="ce11">
            <text:p>6</text:p>
          </table:table-cell>
          <table:table-cell office:value-type="string" table:style-name="ce11">
            <text:p>Program 'bootloader' with S record upload capability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1">
            <text:p>2</text:p>
          </table:table-cell>
          <table:table-cell office:value-type="string" table:style-name="ce11">
            <text:p>Write Bash script for sending S records to bootloader</text:p>
          </table:table-cell>
          <table:table-cell table:number-columns-repeated="5" table:style-name="ce8"/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1">
            <text:p>2</text:p>
          </table:table-cell>
          <table:table-cell office:value-type="string" table:style-name="ce11">
            <text:p>Update clock to 20Mhz, add heatsink</text:p>
          </table:table-cell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office:value-type="string" table:style-name="ce8">
            <text:p>Week 7</text:p>
          </table:table-cell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number-rows-repeated="2" table:style-name="ro1">
          <table:table-cell table:style-name="ce8"/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office:value-type="string" table:style-name="ce11">
            <text:p>Week 8</text:p>
          </table:table-cell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office:value-type="string" table:style-name="ce11">
            <text:p>Week 9</text:p>
          </table:table-cell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office:value-type="string" table:style-name="ce11">
            <text:p>Week 10</text:p>
          </table:table-cell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table:number-columns-repeated="3" table:style-name="ce11"/>
          <table:table-cell table:number-columns-repeated="5" table:style-name="ce8"/>
          <table:table-cell table:number-columns-repeated="16376" table:style-name="ce1"/>
        </table:table-row>
        <table:table-row table:number-rows-repeated="2" table:style-name="ro1">
          <table:table-cell table:number-columns-repeated="2" table:style-name="ce11"/>
          <table:table-cell table:style-name="ce1"/>
          <table:table-cell table:number-columns-repeated="5" table:style-name="ce15"/>
          <table:table-cell table:number-columns-repeated="4" table:style-name="ce16"/>
          <table:table-cell table:number-columns-repeated="16372"/>
        </table:table-row>
        <table:table-row table:number-rows-repeated="2" table:style-name="ro1">
          <table:table-cell table:number-columns-repeated="3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office:value-type="string" table:style-name="ce11">
            <text:p>Week 11</text:p>
          </table:table-cell>
          <table:table-cell table:number-columns-repeated="2" table:style-name="ce11"/>
          <table:table-cell table:number-columns-repeated="5" table:style-name="ce8"/>
          <table:table-cell table:number-columns-repeated="16376" table:style-name="ce1"/>
        </table:table-row>
        <table:table-row table:number-rows-repeated="3" table:style-name="ro1">
          <table:table-cell table:number-columns-repeated="3" table:style-name="ce11"/>
          <table:table-cell table:number-columns-repeated="5" table:style-name="ce8"/>
          <table:table-cell table:number-columns-repeated="16376" table:style-name="ce1"/>
        </table:table-row>
        <table:table-row table:style-name="ro1">
          <table:table-cell table:number-columns-repeated="3" table:style-name="ce11"/>
          <table:table-cell table:number-columns-repeated="5" table:style-name="ce8"/>
          <table:table-cell table:number-columns-repeated="16376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128.25" table:formula="of:=SUM([.B3:.B65])" table:style-name="ce18">
            <text:p>128.25</text:p>
          </table:table-cell>
          <table:table-cell office:value-type="string" table:style-name="ce18">
            <text:p>hours</text:p>
          </table:table-cell>
          <table:table-cell table:number-columns-repeated="5" table:style-name="ce1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Memory+Interrupts" table:style-name="ta2">
        <table:table-column table:style-name="co6" table:number-columns-repeated="11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5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23</text:p>
          </table:table-cell>
          <table:table-cell office:value-type="string" table:style-name="ce2">
            <text:p>A22</text:p>
          </table:table-cell>
          <table:table-cell office:value-type="string" table:style-name="ce2">
            <text:p>A21</text:p>
          </table:table-cell>
          <table:table-cell office:value-type="string" table:style-name="ce2">
            <text:p>A20</text:p>
          </table:table-cell>
          <table:table-cell office:value-type="string" table:style-name="ce2">
            <text:p>MODE</text:p>
          </table:table-cell>
          <table:table-cell table:number-columns-repeated="3" table:style-name="ce1"/>
          <table:table-cell office:value-type="string" table:style-name="ce1">
            <text:p>Interrupts</text:p>
          </table:table-cell>
          <table:table-cell office:value-type="string" table:style-name="ce1">
            <text:p>IPL2</text:p>
          </table:table-cell>
          <table:table-cell office:value-type="string" table:style-name="ce1">
            <text:p>IPL1</text:p>
          </table:table-cell>
          <table:table-cell office:value-type="string" table:style-name="ce1">
            <text:p>IPL0</text:p>
          </table:table-cell>
          <table:table-cell office:value-type="string" table:style-name="ce1">
            <text:p>Meaning</text:p>
          </table:table-cell>
          <table:table-cell table:number-columns-repeated="16370"/>
        </table:table-row>
        <table:table-row table:style-name="ro1">
          <table:table-cell office:value-type="string" table:style-name="ce19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0Hz Periodic</text:p>
          </table:table-cell>
          <table:table-cell table:number-columns-repeated="16370"/>
        </table:table-row>
        <table:table-row table:style-name="ro1">
          <table:table-cell office:value-type="string" table:style-name="ce19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UART</text:p>
          </table:table-cell>
          <table:table-cell table:number-columns-repeated="16370"/>
        </table:table-row>
        <table:table-row table:style-name="ro1">
          <table:table-cell office:value-type="string" table:style-name="ce19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9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9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ipheral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GPI/GP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Masks:</text:p>
          </table:table-cell>
          <table:table-cell office:value-type="string" table:style-name="ce1">
            <text:p>Enable/disable speaker, use data pins as interrupt vector, use data pins as buffer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LD</text:p>
          </table:table-cell>
          <table:table-cell office:value-type="string" table:style-name="ce1">
            <text:p>CPLD Masks</text:p>
          </table:table-cell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UART</text:p>
          </table:table-cell>
          <table:table-cell office:value-type="string" table:style-name="ce1">
            <text:p>A19-16 used for mode-settin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M</text:p>
          </table:table-cell>
          <table:table-cell table:number-columns-repeated="2" table:style-name="ce1"/>
          <table:table-cell office:value-type="string" table:number-columns-spanned="8" table:number-rows-spanned="1" table:style-name="ce22">
            <text:p>CPLD MASK</text:p>
          </table:table-cell>
          <table:covered-table-cell table:number-columns-repeated="7"/>
          <table:table-cell table:number-columns-repeated="1636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M</text:p>
          </table:table-cell>
          <table:table-cell table:number-columns-repeated="2" table:style-name="ce1"/>
          <table:table-cell office:value-type="float" office:value="7" table:style-name="ce20">
            <text:p>7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8"/>
        </table:table-row>
        <table:table-row table:style-name="ro1">
          <table:table-cell table:number-columns-repeated="12" table:style-name="ce1"/>
          <table:table-cell office:value-type="string" table:style-name="ce20">
            <text:p>Speaker_En</text:p>
          </table:table-cell>
          <table:table-cell office:value-type="string" table:style-name="ce21">
            <text:p>Reset DUART</text:p>
          </table:table-cell>
          <table:table-cell office:value-type="string" table:style-name="ce20">
            <text:p>GPI_FlowCtrl</text:p>
          </table:table-cell>
          <table:table-cell office:value-type="string" table:style-name="ce21">
            <text:p>GPO_Address</text:p>
          </table:table-cell>
          <table:table-cell table:number-columns-repeated="16368"/>
        </table:table-row>
        <table:table-row table:number-rows-repeated="1048557" table:style-name="ro1">
          <table:table-cell table:number-columns-repeated="16384"/>
        </table:table-row>
      </table:table>
      <table:table table:name="Parts" table:style-name="ta3">
        <table:table-column table:style-name="co8" table:default-cell-style-name="ce23"/>
        <table:table-column table:style-name="co9" table:default-cell-style-name="ce23"/>
        <table:table-column table:style-name="co9" table:default-cell-style-name="ce24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3"/>
        <table:table-column table:style-name="co4" table:default-cell-style-name="ce24"/>
        <table:table-column table:style-name="co13" table:default-cell-style-name="ce23"/>
        <table:table-column table:style-name="co4" table:number-columns-repeated="1015" table:default-cell-style-name="ce23"/>
        <table:table-column table:style-name="co5" table:number-columns-repeated="15360" table:default-cell-style-name="ce1"/>
        <table:table-row table:style-name="ro1">
          <table:table-cell office:value-type="string" table:style-name="ce23">
            <text:p>Sheet 1: Parts list</text:p>
          </table:table-cell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3">
            <text:p>Sheet 2: Supply requirements</text:p>
          </table:table-cell>
          <table:table-cell table:style-name="ce23"/>
          <table:table-cell table:style-name="ce24"/>
          <table:table-cell table:number-columns-repeated="2" table:style-name="ce25"/>
          <table:table-cell office:value-type="string" table:style-name="ce25">
            <text:p>MicroComputer Design</text:p>
          </table:table-cell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3">
            <text:p>Sheet 3: Symbol/Pattern/Component Progress</text:p>
          </table:table-cell>
          <table:table-cell table:style-name="ce23"/>
          <table:table-cell table:style-name="ce24"/>
          <table:table-cell table:number-columns-repeated="2" table:style-name="ce25"/>
          <table:table-cell office:value-type="string" table:style-name="ce25">
            <text:p>Sample by Dr. kim</text:p>
          </table:table-cell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3">
            <text:p>Sheet 4: Time Sheet</text:p>
          </table:table-cell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3">
            <text:p>Sheet 5: Project Progress</text:p>
          </table:table-cell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6">
            <text:p>Master Parts List</text:p>
          </table:table-cell>
          <table:table-cell table:style-name="ce26"/>
          <table:table-cell table:style-name="ce24"/>
          <table:table-cell table:number-columns-repeated="3" table:style-name="ce25"/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27">
            <text:p>Item</text:p>
          </table:table-cell>
          <table:table-cell office:value-type="string" table:style-name="ce28">
            <text:p>Symbols</text:p>
          </table:table-cell>
          <table:table-cell office:value-type="string" table:style-name="ce29">
            <text:p>Quantity</text:p>
          </table:table-cell>
          <table:table-cell office:value-type="string" table:style-name="ce30">
            <text:p>Price(each)</text:p>
          </table:table-cell>
          <table:table-cell office:value-type="string" table:style-name="ce30">
            <text:p>Price(sum)</text:p>
          </table:table-cell>
          <table:table-cell office:value-type="string" table:style-name="ce30">
            <text:p>Description</text:p>
          </table:table-cell>
          <table:table-cell office:value-type="string" table:style-name="ce27">
            <text:p>Manufacturers Part Number</text:p>
          </table:table-cell>
          <table:table-cell table:style-name="ce29"/>
          <table:table-cell office:value-type="string" table:style-name="ce27">
            <text:p>Website of Part</text:p>
          </table:table-cell>
          <table:table-cell table:number-columns-repeated="16375"/>
        </table:table-row>
        <table:table-row table:style-name="ro2">
          <table:table-cell office:value-type="string" table:style-name="ce31">
            <text:p>Processor</text:p>
          </table:table-cell>
          <table:table-cell table:style-name="ce31"/>
          <table:table-cell office:value-type="float" office:value="5" table:style-name="ce24">
            <text:p>5</text:p>
          </table:table-cell>
          <table:table-cell office:value-type="float" office:value="2.2559999999999998" table:formula="of:=11.28/5" table:style-name="ce25">
            <text:p>2.26<text:s/></text:p>
          </table:table-cell>
          <table:table-cell office:value-type="float" office:value="11.28" table:formula="of:=[.C8]*[.D8]" table:style-name="ce25">
            <text:p>11.28<text:s/></text:p>
          </table:table-cell>
          <table:table-cell office:value-type="string" table:style-name="ce32">
            <text:p>68000 CPU 20MHz, 64-pin PLCC</text:p>
          </table:table-cell>
          <table:table-cell office:value-type="string" table:style-name="ce23">
            <text:p>MC68HC000FN20</text:p>
          </table:table-cell>
          <table:table-cell office:value-type="string" table:style-name="ce24">
            <text:p>J</text:p>
          </table:table-cell>
          <table:table-cell office:value-type="string" table:style-name="ce33">
            <text:p>eBa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Sold Processor</text:p>
          </table:table-cell>
          <table:table-cell table:style-name="ce34"/>
          <table:table-cell office:value-type="float" office:value="1" table:style-name="ce24">
            <text:p>1</text:p>
          </table:table-cell>
          <table:table-cell office:value-type="float" office:value="-2" table:formula="of:=-2" table:style-name="ce25">
            <text:p>(2.00)</text:p>
          </table:table-cell>
          <table:table-cell office:value-type="float" office:value="-2" table:formula="of:=[.C9]*[.D9]" table:style-name="ce25">
            <text:p>(2.00)</text:p>
          </table:table-cell>
          <table:table-cell office:value-type="string" table:style-name="ce32">
            <text:p>CPU purchased by Brian</text:p>
          </table:table-cell>
          <table:table-cell table:style-name="ce23"/>
          <table:table-cell table:style-name="ce24"/>
          <table:table-cell table:style-name="ce33"/>
          <table:table-cell table:number-columns-repeated="16375"/>
        </table:table-row>
        <table:table-row table:style-name="ro1">
          <table:table-cell office:value-type="string" table:style-name="ce31">
            <text:p>Processor Socket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1.42" table:style-name="ce25">
            <text:p>1.42<text:s/></text:p>
          </table:table-cell>
          <table:table-cell office:value-type="float" office:value="2.84" table:formula="of:=[.C10]*[.D10]" table:style-name="ce25">
            <text:p>2.84<text:s/></text:p>
          </table:table-cell>
          <table:table-cell office:value-type="string" table:style-name="ce23">
            <text:p>CONN SOCKET PLCC 68POS TIN</text:p>
          </table:table-cell>
          <table:table-cell office:value-type="string" table:style-name="ce23">
            <text:p>AE10059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CPU Oscillator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2.37" table:style-name="ce25">
            <text:p>2.37<text:s/></text:p>
          </table:table-cell>
          <table:table-cell office:value-type="float" office:value="2.37" table:formula="of:=[.C11]*[.D11]" table:style-name="ce25">
            <text:p>2.37<text:s/></text:p>
          </table:table-cell>
          <table:table-cell office:value-type="string" table:style-name="ce23">
            <text:p>OSC XO 80.000MHZ TTL PC PIN</text:p>
          </table:table-cell>
          <table:table-cell office:value-type="string" table:style-name="ce23">
            <text:p>XC1194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Oscillator Sockets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0.25" table:style-name="ce25">
            <text:p>0.25<text:s/></text:p>
          </table:table-cell>
          <table:table-cell office:value-type="float" office:value="0.5" table:formula="of:=[.C12]*[.D12]" table:style-name="ce25">
            <text:p>0.50<text:s/></text:p>
          </table:table-cell>
          <table:table-cell office:value-type="string" table:style-name="ce23">
            <text:p>8-pin dip socket</text:p>
          </table:table-cell>
          <table:table-cell table:style-name="ce23"/>
          <table:table-cell table:style-name="ce24"/>
          <table:table-cell office:value-type="string" table:style-name="ce33">
            <text:p>supply closet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CPLD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8" table:style-name="ce25">
            <text:p>8.00<text:s/></text:p>
          </table:table-cell>
          <table:table-cell office:value-type="float" office:value="16" table:formula="of:=[.C13]*[.D13]" table:style-name="ce25">
            <text:p>16.00<text:s/></text:p>
          </table:table-cell>
          <table:table-cell office:value-type="string" table:style-name="ce23">
            <text:p>IC CPLD 72 MCELL C-TEMP 84-PLCC</text:p>
          </table:table-cell>
          <table:table-cell office:value-type="string" table:style-name="ce23">
            <text:p>XC9572-7PC84C</text:p>
          </table:table-cell>
          <table:table-cell table:style-name="ce24"/>
          <table:table-cell office:value-type="string" table:style-name="ce33">
            <text:p>eBay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CPLD Socket</text:p>
          </table:table-cell>
          <table:table-cell table:style-name="ce31"/>
          <table:table-cell office:value-type="float" office:value="5" table:style-name="ce24">
            <text:p>5</text:p>
          </table:table-cell>
          <table:table-cell office:value-type="float" office:value="0.51200000000000001" table:formula="of:=2.56/5" table:style-name="ce25">
            <text:p>0.51<text:s/></text:p>
          </table:table-cell>
          <table:table-cell office:value-type="float" office:value="2.56" table:formula="of:=[.C14]*[.D14]" table:style-name="ce25">
            <text:p>2.56<text:s/></text:p>
          </table:table-cell>
          <table:table-cell office:value-type="string" table:style-name="ce23">
            <text:p>5x PLCC IC Socket DIP 84 PINS PLCC-84</text:p>
          </table:table-cell>
          <table:table-cell office:value-type="string" table:style-name="ce23">
            <text:p>?</text:p>
          </table:table-cell>
          <table:table-cell table:style-name="ce24"/>
          <table:table-cell office:value-type="string" table:style-name="ce33">
            <text:p>eBay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Jtag</text:p>
          </table:table-cell>
          <table:table-cell office:value-type="string" table:style-name="ce31">
            <text:p>6-pin</text:p>
          </table:table-cell>
          <table:table-cell office:value-type="float" office:value="3" table:style-name="ce24">
            <text:p>3</text:p>
          </table:table-cell>
          <table:table-cell office:value-type="float" office:value="0.68" table:style-name="ce25">
            <text:p>0.68<text:s/></text:p>
          </table:table-cell>
          <table:table-cell office:value-type="float" office:value="2.04" table:formula="of:=[.C15]*[.D15]" table:style-name="ce25">
            <text:p>2.04<text:s/></text:p>
          </table:table-cell>
          <table:table-cell office:value-type="string" table:style-name="ce23">
            <text:p>Headers &amp; Wire Housings 16CKT VERT HDR</text:p>
          </table:table-cell>
          <table:table-cell office:value-type="string" table:style-name="ce23">
            <text:p>22-28-4161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<text:a xlink:href="http://www.mouser.com/Search/ProductDetail.aspx?qs=GAPJcf4kvdv3Xd3iPYTA6w%3D%3D">http://www.mouser.com/Search/ProductDetail.aspx?qs=GAPJcf4kvdv3Xd3iPYTA6w%3d%3d</text:a>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DUART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4.9950000000000001" table:formula="of:=9.99/2" table:style-name="ce25">
            <text:p>5.00<text:s/></text:p>
          </table:table-cell>
          <table:table-cell office:value-type="float" office:value="9.99" table:formula="of:=[.C16]*[.D16]" table:style-name="ce25">
            <text:p>9.99<text:s/></text:p>
          </table:table-cell>
          <table:table-cell office:value-type="string" table:style-name="ce23">
            <text:p>40-DIP</text:p>
          </table:table-cell>
          <table:table-cell office:value-type="string" table:style-name="ce23">
            <text:p>MC68681L</text:p>
          </table:table-cell>
          <table:table-cell table:style-name="ce24"/>
          <table:table-cell office:value-type="string" table:style-name="ce33">
            <text:p>eBay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Duart Socket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1.02" table:style-name="ce25">
            <text:p>1.02<text:s/></text:p>
          </table:table-cell>
          <table:table-cell office:value-type="float" office:value="1.02" table:formula="of:=[.C17]*[.D17]" table:style-name="ce25">
            <text:p>1.02<text:s/></text:p>
          </table:table-cell>
          <table:table-cell office:value-type="string" table:style-name="ce23">
            <text:p>CONN SOCKET PLCC 44POS TIN</text:p>
          </table:table-cell>
          <table:table-cell office:value-type="string" table:style-name="ce23">
            <text:p>AE10057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Duart CLK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1.88" table:style-name="ce25">
            <text:p>1.88<text:s/></text:p>
          </table:table-cell>
          <table:table-cell office:value-type="float" office:value="1.88" table:formula="of:=[.C18]*[.D18]" table:style-name="ce25">
            <text:p>1.88<text:s/></text:p>
          </table:table-cell>
          <table:table-cell office:value-type="string" table:style-name="ce23">
            <text:p>OSC 3.6864 MHZ 5.0V FULL SIZE</text:p>
          </table:table-cell>
          <table:table-cell office:value-type="string" table:style-name="ce23">
            <text:p>XC1158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S232 Driver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1.37" table:style-name="ce25">
            <text:p>1.37<text:s/></text:p>
          </table:table-cell>
          <table:table-cell office:value-type="float" office:value="2.74" table:formula="of:=[.C19]*[.D19]" table:style-name="ce25">
            <text:p>2.74<text:s/></text:p>
          </table:table-cell>
          <table:table-cell office:value-type="string" table:style-name="ce23">
            <text:p>IC DUAL RS232 ESD-PROT 16-DIP 250kbps</text:p>
          </table:table-cell>
          <table:table-cell office:value-type="string" table:style-name="ce23">
            <text:p>MAX232EIN</text:p>
          </table:table-cell>
          <table:table-cell table:style-name="ce24"/>
          <table:table-cell office:value-type="string" table:style-name="ce33">
            <text:p>digikey</text:p>
          </table:table-cell>
          <table:table-cell office:value-type="string" table:style-name="ce36">
            <text:p>Needs some 1uF caps</text:p>
          </table:table-cell>
          <table:table-cell table:number-columns-repeated="16374"/>
        </table:table-row>
        <table:table-row table:style-name="ro1">
          <table:table-cell office:value-type="string" table:style-name="ce35">
            <text:p>RS232 Driver Socket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0.5" table:style-name="ce25">
            <text:p>0.50<text:s/></text:p>
          </table:table-cell>
          <table:table-cell office:value-type="float" office:value="0.5" table:formula="of:=[.C20]*[.D20]" table:style-name="ce25">
            <text:p>0.50<text:s/></text:p>
          </table:table-cell>
          <table:table-cell office:value-type="string" table:style-name="ce23">
            <text:p>16-pin dip socket</text:p>
          </table:table-cell>
          <table:table-cell table:style-name="ce23"/>
          <table:table-cell table:style-name="ce24"/>
          <table:table-cell office:value-type="string" table:style-name="ce33">
            <text:p>supply closet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D-Sub connector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1.54" table:style-name="ce25">
            <text:p>1.54<text:s/></text:p>
          </table:table-cell>
          <table:table-cell office:value-type="float" office:value="1.54" table:formula="of:=[.C21]*[.D21]" table:style-name="ce25">
            <text:p>1.54<text:s/></text:p>
          </table:table-cell>
          <table:table-cell office:value-type="string" table:style-name="ce23">
            <text:p>CONN D-SUB PLUG 9POS R/A SOLDER</text:p>
          </table:table-cell>
          <table:table-cell office:value-type="string" table:style-name="ce23">
            <text:p>A109020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am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4.9800000000000004" table:style-name="ce25">
            <text:p>4.98<text:s/></text:p>
          </table:table-cell>
          <table:table-cell office:value-type="float" office:value="9.9600000000000009" table:formula="of:=[.C22]*[.D22]" table:style-name="ce25">
            <text:p>9.96<text:s/></text:p>
          </table:table-cell>
          <table:table-cell office:value-type="string" table:style-name="ce23">
            <text:p>IC SRAM 4MBIT 12NS 44SOJ</text:p>
          </table:table-cell>
          <table:table-cell office:value-type="string" table:style-name="ce23">
            <text:p>AS7C4098A-12JIN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om</text:p>
          </table:table-cell>
          <table:table-cell table:style-name="ce31"/>
          <table:table-cell office:value-type="float" office:value="4" table:style-name="ce24">
            <text:p>4</text:p>
          </table:table-cell>
          <table:table-cell office:value-type="float" office:value="1.67" table:style-name="ce25">
            <text:p>1.67<text:s/></text:p>
          </table:table-cell>
          <table:table-cell office:value-type="float" office:value="6.68" table:formula="of:=[.C23]*[.D23]" table:style-name="ce25">
            <text:p>6.68<text:s/></text:p>
          </table:table-cell>
          <table:table-cell office:value-type="string" table:style-name="ce23">
            <text:p>IC FLASH 4MBIT 70NS 32DIP</text:p>
          </table:table-cell>
          <table:table-cell office:value-type="string" table:style-name="ce23">
            <text:p>SST39SF040-70-4C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om ZIF Socket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2.4900000000000002" table:formula="of:=4.98/2" table:style-name="ce25">
            <text:p>2.49<text:s/></text:p>
          </table:table-cell>
          <table:table-cell office:value-type="float" office:value="4.9800000000000004" table:formula="of:=[.C24]*[.D24]" table:style-name="ce25">
            <text:p>4.98<text:s/></text:p>
          </table:table-cell>
          <table:table-cell office:value-type="string" table:style-name="ce23">
            <text:p>40Pin ZIF ZIP DIP</text:p>
          </table:table-cell>
          <table:table-cell table:style-name="ce37"/>
          <table:table-cell table:style-name="ce25"/>
          <table:table-cell office:value-type="string" table:style-name="ce33">
            <text:p>eba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5v Regulator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4.2699999999999996" table:style-name="ce25">
            <text:p>4.27<text:s/></text:p>
          </table:table-cell>
          <table:table-cell office:value-type="float" office:value="4.2699999999999996" table:formula="of:=[.C25]*[.D25]" table:style-name="ce25">
            <text:p>4.27<text:s/></text:p>
          </table:table-cell>
          <table:table-cell office:value-type="string" table:style-name="ce23">
            <text:p>IC REG LDO 5V 3A TO220-3</text:p>
          </table:table-cell>
          <table:table-cell office:value-type="string" table:style-name="ce23">
            <text:p>LT323AT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ON/OFF switch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1.0900000000000001" table:style-name="ce25">
            <text:p>1.09<text:s/></text:p>
          </table:table-cell>
          <table:table-cell office:value-type="float" office:value="2.1800000000000002" table:formula="of:=[.C26]*[.D26]" table:style-name="ce25">
            <text:p>2.18<text:s/></text:p>
          </table:table-cell>
          <table:table-cell office:value-type="string" table:style-name="ce23">
            <text:p>Slide Switches MINI SLIDE SWITCH</text:p>
          </table:table-cell>
          <table:table-cell office:value-type="string" table:style-name="ce23">
            <text:p>SLA1200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eset Button</text:p>
          </table:table-cell>
          <table:table-cell table:style-name="ce31"/>
          <table:table-cell office:value-type="float" office:value="2" table:style-name="ce24">
            <text:p>2</text:p>
          </table:table-cell>
          <table:table-cell office:value-type="float" office:value="0.76" table:style-name="ce25">
            <text:p>0.76<text:s/></text:p>
          </table:table-cell>
          <table:table-cell office:value-type="float" office:value="1.52" table:formula="of:=[.C27]*[.D27]" table:style-name="ce25">
            <text:p>1.52<text:s/></text:p>
          </table:table-cell>
          <table:table-cell office:value-type="string" table:style-name="ce23">
            <text:p>SWITCH TACT 6MM SMD MOM 160GF</text:p>
          </table:table-cell>
          <table:table-cell office:value-type="string" table:style-name="ce23">
            <text:p>B3S-1000</text:p>
          </table:table-cell>
          <table:table-cell table:style-name="ce24"/>
          <table:table-cell office:value-type="string" table:style-name="ce33">
            <text:p><text:a xlink:href="http://search.digikey.com/scripts/DkSearch/dksus.dll?Detail?name=SW415-ND">http://search.digikey.com/scripts/DkSearch/dksus.dll?Detail?name=SW415-ND</text:a>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LEDs</text:p>
          </table:table-cell>
          <table:table-cell table:style-name="ce31"/>
          <table:table-cell office:value-type="float" office:value="18" table:style-name="ce24">
            <text:p>18</text:p>
          </table:table-cell>
          <table:table-cell office:value-type="float" office:value="0.313" table:style-name="ce25">
            <text:p>0.31<text:s/></text:p>
          </table:table-cell>
          <table:table-cell office:value-type="float" office:value="5.6340000000000003" table:formula="of:=[.C28]*[.D28]" table:style-name="ce25">
            <text:p>5.63<text:s/></text:p>
          </table:table-cell>
          <table:table-cell office:value-type="string" table:style-name="ce37">
            <text:p>SMD 3.2X1.6MM LOW CRNT Blue</text:p>
          </table:table-cell>
          <table:table-cell office:value-type="string" table:style-name="ce23">
            <text:p>APT3216LVBC/D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<text:a xlink:href="http://www.mouser.com/Search/ProductDetail.aspx?qs=7JStj%2FjQ2SEA%252b%2FUbcPiheQ%3D%3D">http://www.mouser.com/Search/ProductDetail.aspx?qs=7JStj%2fjQ2SEA%252b%2fUbcPiheQ%3d%3d</text:a>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esistor 1.0k</text:p>
          </table:table-cell>
          <table:table-cell office:value-type="string" table:style-name="ce38">
            <text:p>Online</text:p>
          </table:table-cell>
          <table:table-cell office:value-type="float" office:value="100" table:style-name="ce24">
            <text:p>100</text:p>
          </table:table-cell>
          <table:table-cell office:value-type="float" office:value="6.0000000000000001E-3" table:style-name="ce25">
            <text:p>0.01<text:s/></text:p>
          </table:table-cell>
          <table:table-cell office:value-type="float" office:value="0.6" table:formula="of:=[.C29]*[.D29]" table:style-name="ce25">
            <text:p>0.60<text:s/></text:p>
          </table:table-cell>
          <table:table-cell office:value-type="string" table:style-name="ce37">
            <text:p>SMD 0805 1Kohms 5% AEC-Q200</text:p>
          </table:table-cell>
          <table:table-cell office:value-type="string" table:style-name="ce23">
            <text:p>ERJ-6GEYJ102V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Resistor 4.7k</text:p>
          </table:table-cell>
          <table:table-cell office:value-type="string" table:style-name="ce38">
            <text:p>Online</text:p>
          </table:table-cell>
          <table:table-cell office:value-type="float" office:value="100" table:style-name="ce24">
            <text:p>100</text:p>
          </table:table-cell>
          <table:table-cell office:value-type="float" office:value="6.0000000000000001E-3" table:style-name="ce25">
            <text:p>0.01<text:s/></text:p>
          </table:table-cell>
          <table:table-cell office:value-type="float" office:value="0.6" table:formula="of:=[.C30]*[.D30]" table:style-name="ce25">
            <text:p>0.60<text:s/></text:p>
          </table:table-cell>
          <table:table-cell office:value-type="string" table:style-name="ce37">
            <text:p>SMD 0805 4.7Kohms 5% AEC-Q200</text:p>
          </table:table-cell>
          <table:table-cell office:value-type="string" table:style-name="ce37">
            <text:p>ERJ-6GEYJ472V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Capacitor 1 uF</text:p>
          </table:table-cell>
          <table:table-cell office:value-type="string" table:style-name="ce38">
            <text:p>Online</text:p>
          </table:table-cell>
          <table:table-cell office:value-type="float" office:value="35" table:style-name="ce24">
            <text:p>35</text:p>
          </table:table-cell>
          <table:table-cell office:value-type="float" office:value="3.7999999999999999E-2" table:style-name="ce25">
            <text:p>0.04<text:s/></text:p>
          </table:table-cell>
          <table:table-cell office:value-type="float" office:value="1.33" table:formula="of:=[.C31]*[.D31]" table:style-name="ce25">
            <text:p>1.33<text:s/></text:p>
          </table:table-cell>
          <table:table-cell office:value-type="string" table:style-name="ce39">
            <text:p>MLCC - SMD/SMT 0805 1uF 16volts X5R 10%</text:p>
          </table:table-cell>
          <table:table-cell office:value-type="string" table:style-name="ce23">
            <text:p>GRM21BR61C105KA01L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Capacitor 22 uF 6.3V</text:p>
          </table:table-cell>
          <table:table-cell office:value-type="string" table:style-name="ce38">
            <text:p>Online</text:p>
          </table:table-cell>
          <table:table-cell office:value-type="float" office:value="2" table:style-name="ce24">
            <text:p>2</text:p>
          </table:table-cell>
          <table:table-cell office:value-type="float" office:value="0.24" table:style-name="ce25">
            <text:p>0.24<text:s/></text:p>
          </table:table-cell>
          <table:table-cell office:value-type="float" office:value="0.48" table:formula="of:=[.C32]*[.D32]" table:style-name="ce25">
            <text:p>0.48<text:s/></text:p>
          </table:table-cell>
          <table:table-cell office:value-type="string" table:style-name="ce39">
            <text:p>MLCC - SMD/SMT 0805 22uF 6.3volts X5R 20%</text:p>
          </table:table-cell>
          <table:table-cell office:value-type="string" table:style-name="ce23">
            <text:p>GRM21BR60J226ME39L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Capacitor 47 uF 25V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0.99" table:style-name="ce25">
            <text:p>0.99<text:s/></text:p>
          </table:table-cell>
          <table:table-cell office:value-type="float" office:value="0.99" table:formula="of:=[.C33]*[.D33]" table:style-name="ce25">
            <text:p>0.99<text:s/></text:p>
          </table:table-cell>
          <table:table-cell office:value-type="string" table:style-name="ce39">
            <text:p>Ceramic Leaded 47uF 25volts X5R 20% Radial ThruHole</text:p>
          </table:table-cell>
          <table:table-cell office:value-type="string" table:style-name="ce23">
            <text:p>FG16X5R1E476MRT00</text:p>
          </table:table-cell>
          <table:table-cell office:value-type="string" table:style-name="ce24">
            <text:p>m</text:p>
          </table:table-cell>
          <table:table-cell office:value-type="string" table:style-name="ce33">
            <text:p>mouser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Barrel Plug (Male)</text:p>
          </table:table-cell>
          <table:table-cell table:style-name="ce31"/>
          <table:table-cell office:value-type="float" office:value="1" table:style-name="ce24">
            <text:p>1</text:p>
          </table:table-cell>
          <table:table-cell office:value-type="float" office:value="0.85" table:style-name="ce25">
            <text:p>0.85<text:s/></text:p>
          </table:table-cell>
          <table:table-cell office:value-type="float" office:value="0.85" table:formula="of:=[.C34]*[.D34]" table:style-name="ce25">
            <text:p>0.85<text:s/></text:p>
          </table:table-cell>
          <table:table-cell office:value-type="string" table:style-name="ce39">
            <text:p>CONN PWR JACK 2.1X5.5MM SOLDER</text:p>
          </table:table-cell>
          <table:table-cell office:value-type="string" table:style-name="ce23">
            <text:p>EJ508A-ND</text:p>
          </table:table-cell>
          <table:table-cell table:style-name="ce24"/>
          <table:table-cell office:value-type="string" table:style-name="ce33">
            <text:p>digike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9V AC Adaptor</text:p>
          </table:table-cell>
          <table:table-cell table:style-name="ce40"/>
          <table:table-cell office:value-type="float" office:value="1" table:style-name="ce24">
            <text:p>1</text:p>
          </table:table-cell>
          <table:table-cell office:value-type="float" office:value="6.59" table:style-name="ce25">
            <text:p>6.59<text:s/></text:p>
          </table:table-cell>
          <table:table-cell office:value-type="float" office:value="6.59" table:formula="of:=[.C35]*[.D35]" table:style-name="ce25">
            <text:p>6.59<text:s/></text:p>
          </table:table-cell>
          <table:table-cell office:value-type="string" table:style-name="ce39">
            <text:p>9V 2A 2000mA DC AC Adapter Charger</text:p>
          </table:table-cell>
          <table:table-cell office:value-type="string" table:style-name="ce23">
            <text:p>-</text:p>
          </table:table-cell>
          <table:table-cell table:style-name="ce24"/>
          <table:table-cell office:value-type="string" table:style-name="ce33">
            <text:p>ebay</text:p>
          </table:table-cell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31">
            <text:p>Logic Analyser</text:p>
          </table:table-cell>
          <table:table-cell table:style-name="ce40"/>
          <table:table-cell office:value-type="float" office:value="1" table:style-name="ce24">
            <text:p>1</text:p>
          </table:table-cell>
          <table:table-cell office:value-type="float" office:value="6.79" table:style-name="ce25">
            <text:p>6.79<text:s/></text:p>
          </table:table-cell>
          <table:table-cell office:value-type="float" office:value="6.79" table:formula="of:=[.C36]*[.D36]" table:style-name="ce25">
            <text:p>6.79<text:s/></text:p>
          </table:table-cell>
          <table:table-cell table:style-name="ce39"/>
          <table:table-cell table:style-name="ce23"/>
          <table:table-cell table:style-name="ce24"/>
          <table:table-cell table:style-name="ce33"/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41">
            <text:p>PCB Board</text:p>
          </table:table-cell>
          <table:table-cell table:style-name="ce42"/>
          <table:table-cell office:value-type="float" office:value="1" table:style-name="ce43">
            <text:p>1</text:p>
          </table:table-cell>
          <table:table-cell office:value-type="float" office:value="33" table:style-name="ce25">
            <text:p>33.00<text:s/></text:p>
          </table:table-cell>
          <table:table-cell office:value-type="float" office:value="33" table:formula="of:=[.C37]*[.D37]" table:style-name="ce25">
            <text:p>33.00<text:s/></text:p>
          </table:table-cell>
          <table:table-cell table:number-columns-repeated="2" table:style-name="ce23"/>
          <table:table-cell table:style-name="ce24"/>
          <table:table-cell table:style-name="ce33"/>
          <table:table-cell table:number-columns-repeated="1015" table:style-name="ce23"/>
          <table:table-cell table:number-columns-repeated="15360"/>
        </table:table-row>
        <table:table-row table:style-name="ro1">
          <table:table-cell office:value-type="string" table:style-name="ce42">
            <text:p>PCB Shipping and H</text:p>
          </table:table-cell>
          <table:table-cell table:style-name="ce42"/>
          <table:table-cell office:value-type="float" office:value="1" table:style-name="ce43">
            <text:p>1</text:p>
          </table:table-cell>
          <table:table-cell office:value-type="float" office:value="22" table:style-name="ce25">
            <text:p>22.00<text:s/></text:p>
          </table:table-cell>
          <table:table-cell office:value-type="float" office:value="22" table:formula="of:=[.C38]*[.D38]" table:style-name="ce25">
            <text:p>22.00<text:s/></text:p>
          </table:table-cell>
          <table:table-cell table:style-name="ce25"/>
          <table:table-cell table:style-name="ce41"/>
          <table:table-cell table:style-name="ce43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44">
            <text:p>Digikey Shipping</text:p>
          </table:table-cell>
          <table:table-cell table:style-name="ce45"/>
          <table:table-cell office:value-type="float" office:value="1" table:style-name="ce43">
            <text:p>1</text:p>
          </table:table-cell>
          <table:table-cell office:value-type="float" office:value="10.55" table:style-name="ce25">
            <text:p>10.55<text:s/></text:p>
          </table:table-cell>
          <table:table-cell office:value-type="float" office:value="10.55" table:formula="of:=[.C39]*[.D39]" table:style-name="ce25">
            <text:p>10.55<text:s/></text:p>
          </table:table-cell>
          <table:table-cell table:style-name="ce25"/>
          <table:table-cell table:style-name="ce41"/>
          <table:table-cell table:style-name="ce43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44">
            <text:p>Mouser Shipping+Tax</text:p>
          </table:table-cell>
          <table:table-cell table:style-name="ce45"/>
          <table:table-cell office:value-type="float" office:value="1" table:style-name="ce43">
            <text:p>1</text:p>
          </table:table-cell>
          <table:table-cell office:value-type="float" office:value="7.77" table:style-name="ce25">
            <text:p>7.77<text:s/></text:p>
          </table:table-cell>
          <table:table-cell office:value-type="float" office:value="7.77" table:formula="of:=[.C40]*[.D40]" table:style-name="ce25">
            <text:p>7.77<text:s/></text:p>
          </table:table-cell>
          <table:table-cell table:style-name="ce25"/>
          <table:table-cell table:style-name="ce41"/>
          <table:table-cell table:style-name="ce43"/>
          <table:table-cell table:number-columns-repeated="1016" table:style-name="ce23"/>
          <table:table-cell table:number-columns-repeated="15360"/>
        </table:table-row>
        <table:table-row table:style-name="ro1">
          <table:table-cell office:value-type="string" table:style-name="ce44">
            <text:p>68000 Shipping</text:p>
          </table:table-cell>
          <table:table-cell table:style-name="ce45"/>
          <table:table-cell office:value-type="float" office:value="1" table:style-name="ce46">
            <text:p>1</text:p>
          </table:table-cell>
          <table:table-cell office:value-type="float" office:value="2" table:style-name="ce47">
            <text:p>2.00<text:s/></text:p>
          </table:table-cell>
          <table:table-cell office:value-type="float" office:value="2" table:formula="of:=[.C41]*[.D41]" table:style-name="ce47">
            <text:p>2.00<text:s/></text:p>
          </table:table-cell>
          <table:table-cell table:style-name="ce47"/>
          <table:table-cell table:style-name="ce48"/>
          <table:table-cell table:style-name="ce46"/>
          <table:table-cell table:number-columns-repeated="3" table:style-name="ce48"/>
          <table:table-cell table:number-columns-repeated="16373"/>
        </table:table-row>
        <table:table-row table:style-name="ro1">
          <table:table-cell office:value-type="string" table:style-name="ce44">
            <text:p>DUART Shipping</text:p>
          </table:table-cell>
          <table:table-cell table:style-name="ce45"/>
          <table:table-cell office:value-type="float" office:value="1" table:style-name="ce46">
            <text:p>1</text:p>
          </table:table-cell>
          <table:table-cell office:value-type="float" office:value="2.5" table:style-name="ce47">
            <text:p>2.50<text:s/></text:p>
          </table:table-cell>
          <table:table-cell office:value-type="float" office:value="2.5" table:formula="of:=[.C42]*[.D42]" table:style-name="ce47">
            <text:p>2.50<text:s/></text:p>
          </table:table-cell>
          <table:table-cell table:style-name="ce47"/>
          <table:table-cell table:style-name="ce48"/>
          <table:table-cell table:style-name="ce46"/>
          <table:table-cell table:number-columns-repeated="3" table:style-name="ce48"/>
          <table:table-cell table:number-columns-repeated="16373"/>
        </table:table-row>
        <table:table-row table:style-name="ro1">
          <table:table-cell office:value-type="string" table:style-name="ce44">
            <text:p>CPLD Shipping</text:p>
          </table:table-cell>
          <table:table-cell table:style-name="ce45"/>
          <table:table-cell office:value-type="float" office:value="1" table:style-name="ce46">
            <text:p>1</text:p>
          </table:table-cell>
          <table:table-cell office:value-type="float" office:value="4.0999999999999996" table:style-name="ce47">
            <text:p>4.10<text:s/></text:p>
          </table:table-cell>
          <table:table-cell office:value-type="float" office:value="4.0999999999999996" table:formula="of:=[.C43]*[.D43]" table:style-name="ce47">
            <text:p>4.10<text:s/></text:p>
          </table:table-cell>
          <table:table-cell table:style-name="ce47"/>
          <table:table-cell table:style-name="ce48"/>
          <table:table-cell table:style-name="ce46"/>
          <table:table-cell table:number-columns-repeated="3" table:style-name="ce48"/>
          <table:table-cell table:number-columns-repeated="16373"/>
        </table:table-row>
        <table:table-row table:style-name="ro1">
          <table:table-cell office:value-type="string" table:style-name="ce44">
            <text:p>84pin socket shipping</text:p>
          </table:table-cell>
          <table:table-cell table:style-name="ce45"/>
          <table:table-cell office:value-type="float" office:value="1" table:style-name="ce46">
            <text:p>1</text:p>
          </table:table-cell>
          <table:table-cell office:value-type="float" office:value="1.85" table:style-name="ce47">
            <text:p>1.85<text:s/></text:p>
          </table:table-cell>
          <table:table-cell office:value-type="float" office:value="1.85" table:formula="of:=[.C44]*[.D44]" table:style-name="ce47">
            <text:p>1.85<text:s/></text:p>
          </table:table-cell>
          <table:table-cell table:style-name="ce47"/>
          <table:table-cell table:style-name="ce48"/>
          <table:table-cell table:style-name="ce46"/>
          <table:table-cell table:number-columns-repeated="3" table:style-name="ce48"/>
          <table:table-cell table:number-columns-repeated="16373"/>
        </table:table-row>
        <table:table-row table:style-name="ro1">
          <table:table-cell office:value-type="string" table:style-name="ce44">
            <text:p>ZIF socket shipping</text:p>
          </table:table-cell>
          <table:table-cell table:style-name="ce45"/>
          <table:table-cell office:value-type="float" office:value="1" table:style-name="ce46">
            <text:p>1</text:p>
          </table:table-cell>
          <table:table-cell office:value-type="float" office:value="2.54" table:style-name="ce47">
            <text:p>2.54<text:s/></text:p>
          </table:table-cell>
          <table:table-cell office:value-type="float" office:value="2.54" table:formula="of:=[.C45]*[.D45]" table:style-name="ce47">
            <text:p>2.54<text:s/></text:p>
          </table:table-cell>
          <table:table-cell table:style-name="ce47"/>
          <table:table-cell table:style-name="ce48"/>
          <table:table-cell table:style-name="ce46"/>
          <table:table-cell table:number-columns-repeated="3" table:style-name="ce48"/>
          <table:table-cell table:number-columns-repeated="16373"/>
        </table:table-row>
        <table:table-row table:style-name="ro1">
          <table:table-cell table:number-columns-repeated="2" table:style-name="ce49"/>
          <table:table-cell table:style-name="ce50"/>
          <table:table-cell office:value-type="string" table:style-name="ce51">
            <text:p>Total Cost w/ Shipping</text:p>
          </table:table-cell>
          <table:table-cell office:value-type="float" office:value="193.024" table:formula="of:=SUM([.E8:.E45])" table:style-name="ce52">
            <text:p>193.02<text:s/></text:p>
          </table:table-cell>
          <table:table-cell table:style-name="ce52"/>
          <table:table-cell table:style-name="ce23"/>
          <table:table-cell table:style-name="ce24"/>
          <table:table-cell table:number-columns-repeated="1016" table:style-name="ce23"/>
          <table:table-cell table:number-columns-repeated="15360"/>
        </table:table-row>
        <table:table-row table:style-name="ro1">
          <table:table-cell table:number-columns-repeated="2" table:style-name="ce23"/>
          <table:table-cell table:style-name="ce24"/>
          <table:table-cell table:number-columns-repeated="2" table:style-name="ce25"/>
          <table:table-cell office:value-type="string" table:style-name="ce52">
            <text:p>Shipping Costs</text:p>
          </table:table-cell>
          <table:table-cell office:value-type="float" office:value="53.309999999999995" table:formula="of:=SUM([.E38:.E45])" table:style-name="ce52">
            <text:p>53.31<text:s/></text:p>
          </table:table-cell>
          <table:table-cell table:style-name="ce24"/>
          <table:table-cell table:number-columns-repeated="1016" table:style-name="ce23"/>
          <table:table-cell table:number-columns-repeated="1536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5"/>
          <table:table-cell table:number-columns-repeated="2" table:style-name="ce23"/>
          <table:table-cell table:style-name="ce24"/>
          <table:table-cell table:style-name="ce33"/>
          <table:table-cell table:number-columns-repeated="16375"/>
        </table:table-row>
        <table:table-row table:number-rows-repeated="19" table:style-name="ro3">
          <table:table-cell table:number-columns-repeated="16384"/>
        </table:table-row>
        <table:table-row table:number-rows-repeated="9" table:style-name="ro1">
          <table:table-cell table:number-columns-repeated="2" table:style-name="ce41"/>
          <table:table-cell table:number-columns-repeated="16382"/>
        </table:table-row>
        <table:table-row table:number-rows-repeated="1048498" table:style-name="ro3">
          <table:table-cell table:number-columns-repeated="16384"/>
        </table:table-row>
      </table:table>
      <table:table table:name="Digikey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5" table:number-columns-repeated="16372" table:default-cell-style-name="ce1"/>
        <table:table-row table:style-name="ro1">
          <table:table-cell office:value-type="string" table:style-name="ce1">
            <text:p>Web ID</text:p>
          </table:table-cell>
          <table:table-cell office:value-type="string" table:style-name="ce1">
            <text:p>Access ID</text:p>
          </table:table-cell>
          <table:table-cell office:value-type="string" table:style-name="ce1">
            <text:p>Salesorder Number</text:p>
          </table:table-cell>
          <table:table-cell office:value-type="string" table:style-name="ce1">
            <text:p>Shipping Method</text:p>
          </table:table-cell>
          <table:table-cell office:value-type="string" table:style-name="ce1">
            <text:p>Payment Method</text:p>
          </table:table-cell>
          <table:table-cell table:number-columns-repeated="16379" table:style-name="ce1"/>
        </table:table-row>
        <table:table-row table:style-name="ro1">
          <table:table-cell office:value-type="float" office:value="162836272" table:style-name="ce1">
            <text:p>162836272</text:p>
          </table:table-cell>
          <table:table-cell office:value-type="float" office:value="55061" table:style-name="ce1">
            <text:p>55061</text:p>
          </table:table-cell>
          <table:table-cell office:value-type="float" office:value="49131690" table:style-name="ce1">
            <text:p>49131690</text:p>
          </table:table-cell>
          <table:table-cell office:value-type="string" table:style-name="ce1">
            <text:p>U.S. Postal Service First Class Mail* (order by 8:00 PM CT)</text:p>
          </table:table-cell>
          <table:table-cell office:value-type="string" table:style-name="ce1">
            <text:p>VISA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Shipping Addr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Mail Stop</text:p>
          </table:table-cell>
          <table:table-cell office:value-type="string" table:style-name="ce1">
            <text:p>Address Line 1</text:p>
          </table:table-cell>
          <table:table-cell office:value-type="string" table:style-name="ce1">
            <text:p>Address Line 2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ostal 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Teleph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andler</text:p>
          </table:table-cell>
          <table:table-cell office:value-type="string" table:style-name="ce1">
            <text:p>Griscom CPO#1965</text:p>
          </table:table-cell>
          <table:table-cell office:value-type="string" table:style-name="ce1">
            <text:p>LeTourneau University</text:p>
          </table:table-cell>
          <table:table-cell table:style-name="ce1"/>
          <table:table-cell office:value-type="string" table:style-name="ce1">
            <text:p>LeTourneau University</text:p>
          </table:table-cell>
          <table:table-cell office:value-type="string" table:style-name="ce1">
            <text:p>2100 S Mobberly Ave</text:p>
          </table:table-cell>
          <table:table-cell office:value-type="string" table:style-name="ce1">
            <text:p>Longview</text:p>
          </table:table-cell>
          <table:table-cell office:value-type="string" table:style-name="ce1">
            <text:p>TX</text:p>
          </table:table-cell>
          <table:table-cell office:value-type="float" office:value="75602" table:style-name="ce1">
            <text:p>75602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jgriscom@gmail.com</text:p>
          </table:table-cell>
          <table:table-cell office:value-type="float" office:value="4846835249" table:style-name="ce1">
            <text:p>4846835249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Billing Addr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Mail Stop</text:p>
          </table:table-cell>
          <table:table-cell office:value-type="string" table:style-name="ce1">
            <text:p>Address Line 1</text:p>
          </table:table-cell>
          <table:table-cell office:value-type="string" table:style-name="ce1">
            <text:p>Address Line 2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ostal 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Teleph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andler</text:p>
          </table:table-cell>
          <table:table-cell office:value-type="string" table:style-name="ce1">
            <text:p>Griscom</text:p>
          </table:table-cell>
          <table:table-cell table:number-columns-repeated="2" table:style-name="ce1"/>
          <table:table-cell office:value-type="string" table:style-name="ce1">
            <text:p>9 Country Club Rd.</text:p>
          </table:table-cell>
          <table:table-cell table:style-name="ce1"/>
          <table:table-cell office:value-type="string" table:style-name="ce1">
            <text:p>Coatesville</text:p>
          </table:table-cell>
          <table:table-cell office:value-type="string" table:style-name="ce1">
            <text:p>PA</text:p>
          </table:table-cell>
          <table:table-cell office:value-type="float" office:value="19320" table:style-name="ce1">
            <text:p>19320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float" office:value="4846835249" table:style-name="ce1">
            <text:p>4846835249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ustomer Reference</text:p>
          </table:table-cell>
          <table:table-cell office:value-type="string" table:style-name="ce1">
            <text:p>Available Quantity</text:p>
          </table:table-cell>
          <table:table-cell office:value-type="string" table:style-name="ce1">
            <text:p>Backorder Quantity</text:p>
          </table:table-cell>
          <table:table-cell office:value-type="string" table:style-name="ce1">
            <text:p>Unit Price USD</text:p>
          </table:table-cell>
          <table:table-cell office:value-type="string" table:style-name="ce1">
            <text:p>Extended Price USD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E10059-ND</text:p>
          </table:table-cell>
          <table:table-cell office:value-type="string" table:style-name="ce1">
            <text:p>CONN SOCKET PLCC 68POS TI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42" table:style-name="ce1">
            <text:p>1.42</text:p>
          </table:table-cell>
          <table:table-cell office:value-type="float" office:value="2.84" table:style-name="ce1">
            <text:p>2.84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E10057-ND</text:p>
          </table:table-cell>
          <table:table-cell office:value-type="string" table:style-name="ce1">
            <text:p>CONN SOCKET PLCC 44POS TI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02" table:style-name="ce1">
            <text:p>1.02</text:p>
          </table:table-cell>
          <table:table-cell office:value-type="float" office:value="2.04" table:style-name="ce1">
            <text:p>2.04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C1194-ND</text:p>
          </table:table-cell>
          <table:table-cell office:value-type="string" table:style-name="ce1">
            <text:p>OSC XO 80.000MHZ TTL PC P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37" table:style-name="ce1">
            <text:p>2.37</text:p>
          </table:table-cell>
          <table:table-cell office:value-type="float" office:value="2.37" table:style-name="ce1">
            <text:p>2.37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C1158-ND</text:p>
          </table:table-cell>
          <table:table-cell office:value-type="string" table:style-name="ce1">
            <text:p>OSC XO 3.6864MHZ HCMOS TTL P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2.4700000000000002" table:style-name="ce1">
            <text:p>2.47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09020-ND</text:p>
          </table:table-cell>
          <table:table-cell office:value-type="string" table:style-name="ce1">
            <text:p>CONN D-SUB PLUG 9POS R/A SOLD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4" table:style-name="ce1">
            <text:p>1.54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ST39SF040-70-4C-PHE-ND</text:p>
          </table:table-cell>
          <table:table-cell office:value-type="string" table:style-name="ce1">
            <text:p>IC FLASH 4MBIT 70NS 32DIP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67" table:style-name="ce1">
            <text:p>1.67</text:p>
          </table:table-cell>
          <table:table-cell office:value-type="float" office:value="6.68" table:style-name="ce1">
            <text:p>6.68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50-1238-5-ND</text:p>
          </table:table-cell>
          <table:table-cell office:value-type="string" table:style-name="ce1">
            <text:p>IC SRAM 4MBIT 12NS 44SOJ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9.9600000000000009" table:style-name="ce1">
            <text:p>9.9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96-27963-5-ND</text:p>
          </table:table-cell>
          <table:table-cell office:value-type="string" table:style-name="ce1">
            <text:p>IC DUAL RS232 ESD-PROT 16-DI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.37</text:p>
          </table:table-cell>
          <table:table-cell office:value-type="float" office:value="2.74" table:style-name="ce1">
            <text:p>2.7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M9580-ND</text:p>
          </table:table-cell>
          <table:table-cell office:value-type="string" table:style-name="ce1">
            <text:p>SHUNT JUMPER .1" BLACK GOL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.4E-2" table:style-name="ce1">
            <text:p>0.094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J508A-ND</text:p>
          </table:table-cell>
          <table:table-cell office:value-type="string" table:style-name="ce1">
            <text:p>CONN PWR JACK 2.1X5.5MM SOLD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415-ND</text:p>
          </table:table-cell>
          <table:table-cell office:value-type="string" table:style-name="ce1">
            <text:p>SWITCH TACTILE SPST-NO 0.05A 24V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1.52" table:style-name="ce1">
            <text:p>1.5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11110-ND</text:p>
          </table:table-cell>
          <table:table-cell office:value-type="string" table:style-name="ce1">
            <text:p>IC PLCC SOCKET 84POS T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.37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323AT#PBF-ND</text:p>
          </table:table-cell>
          <table:table-cell office:value-type="string" table:style-name="ce1">
            <text:p>IC REG LDO 5V 3A TO220-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4.2699999999999996" table:style-name="ce1">
            <text:p>4.27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Subtotal</text:p>
          </table:table-cell>
          <table:table-cell office:value-type="float" office:value="39.590000000000003" table:style-name="ce1">
            <text:p>39.59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Shipping</text:p>
          </table:table-cell>
          <table:table-cell office:value-type="string" table:style-name="ce1">
            <text:p>unknown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Estimated Sales Tax</text:p>
          </table:table-cell>
          <table:table-cell office:value-type="float" office:value="3.27" table:style-name="ce1">
            <text:p>3.27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Total</text:p>
          </table:table-cell>
          <table:table-cell office:value-type="string" table:style-name="ce1">
            <text:p>unknown</text:p>
          </table:table-cell>
          <table:table-cell table:number-columns-repeated="16376" table:style-name="ce1"/>
        </table:table-row>
        <table:table-row table:number-rows-repeated="1048547" table:style-name="ro4">
          <table:table-cell table:number-columns-repeated="16384"/>
        </table:table-row>
      </table:table>
      <table:table table:name="Clock_Calculations" table:style-name="ta4"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27" table:default-cell-style-name="ce53"/>
        <table:table-column table:style-name="co28" table:default-cell-style-name="ce1"/>
        <table:table-column table:style-name="co6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number-columns-repeated="2" table:default-cell-style-name="ce1"/>
        <table:table-column table:style-name="co29" table:default-cell-style-name="ce1"/>
        <table:table-column table:style-name="co6" table:number-columns-repeated="6" table:default-cell-style-name="ce1"/>
        <table:table-column table:style-name="co5" table:number-columns-repeated="16365" table:default-cell-style-name="ce1"/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FREQ</text:p>
          </table:table-cell>
          <table:table-cell office:value-type="string" table:style-name="ce1">
            <text:p>div value</text:p>
          </table:table-cell>
          <table:table-cell office:value-type="string" table:style-name="ce53">
            <text:p>beat(Hz)</text:p>
          </table:table-cell>
          <table:table-cell office:value-type="string" table:style-name="ce1">
            <text:p>bits</text:p>
          </table:table-cell>
          <table:table-cell table:number-columns-repeated="2" table:style-name="ce1"/>
          <table:table-cell office:value-type="string" table:style-name="ce1">
            <text:p>Freq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its</text:p>
          </table:table-cell>
          <table:table-cell office:value-type="string" table:style-name="ce1">
            <text:p>&lt;---</text:p>
          </table:table-cell>
          <table:table-cell table:number-columns-repeated="5" table:style-name="ce1"/>
          <table:table-cell office:value-type="string" table:style-name="ce1">
            <text:p>Freq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i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0</text:p>
          </table:table-cell>
          <table:table-cell office:value-type="float" office:value="16.350000000000001" table:style-name="ce1">
            <text:p>16.35</text:p>
          </table:table-cell>
          <table:table-cell table:style-name="ce1"/>
          <table:table-cell office:value-type="float" office:value="15999983.65" table:formula="of:=ABS([.$H$18]/([.C2]+1)-[.B2])" table:style-name="ce53">
            <text:p>15999983.65000</text:p>
          </table:table-cell>
          <table:table-cell office:value-type="float" office:value="0" table:formula="of:=CEILING(LOG([.C2]+1;2))" table:style-name="ce1">
            <text:p>0</text:p>
          </table:table-cell>
          <table:table-cell table:style-name="ce1"/>
          <table:table-cell office:value-type="string" table:style-name="ce1">
            <text:p>8MHz</text:p>
          </table:table-cell>
          <table:table-cell office:value-type="float" office:value="8000000" table:style-name="ce1">
            <text:p>8000000</text:p>
          </table:table-cell>
          <table:table-cell office:value-type="float" office:value="4" table:formula="of:=[.$K$3]/[.H2]-1" table:style-name="ce1">
            <text:p>4</text:p>
          </table:table-cell>
          <table:table-cell office:value-type="float" office:value="3" table:formula="of:=CEILING(LOG([.I2]+1;2))" table:style-name="ce1">
            <text:p>3</text:p>
          </table:table-cell>
          <table:table-cell office:value-type="string" table:style-name="ce1">
            <text:p>Reference Clock</text:p>
          </table:table-cell>
          <table:table-cell table:number-columns-repeated="2" table:style-name="ce1"/>
          <table:table-cell office:value-type="string" table:style-name="ce1">
            <text:p>Reference Clock</text:p>
          </table:table-cell>
          <table:table-cell table:style-name="ce1"/>
          <table:table-cell office:value-type="string" table:style-name="ce1">
            <text:p>8MHz</text:p>
          </table:table-cell>
          <table:table-cell office:value-type="float" office:value="8000000" table:style-name="ce1">
            <text:p>8000000</text:p>
          </table:table-cell>
          <table:table-cell office:value-type="float" office:value="4" table:formula="of:=[.$N$3]/[.Q2]-1" table:style-name="ce1">
            <text:p>4</text:p>
          </table:table-cell>
          <table:table-cell office:value-type="float" office:value="3" table:formula="of:=CEILING(LOG([.R2]+1;2))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C#0/Db0 </text:p>
          </table:table-cell>
          <table:table-cell office:value-type="float" office:value="17.32" table:style-name="ce1">
            <text:p>17.32</text:p>
          </table:table-cell>
          <table:table-cell table:style-name="ce1"/>
          <table:table-cell office:value-type="float" office:value="15999982.68" table:formula="of:=ABS([.$H$18]/([.C3]+1)-[.B3])" table:style-name="ce53">
            <text:p>15999982.68000</text:p>
          </table:table-cell>
          <table:table-cell office:value-type="float" office:value="0" table:formula="of:=CEILING(LOG([.C3]+1;2))" table:style-name="ce1">
            <text:p>0</text:p>
          </table:table-cell>
          <table:table-cell table:number-columns-repeated="2" table:style-name="ce1"/>
          <table:table-cell office:value-type="float" office:value="8888888.8888888899" table:style-name="ce1">
            <text:p>8888888.889</text:p>
          </table:table-cell>
          <table:table-cell office:value-type="float" office:value="3.4999999999999991" table:formula="of:=[.$K$3]/[.H3]-1" table:style-name="ce1">
            <text:p>3.5</text:p>
          </table:table-cell>
          <table:table-cell office:value-type="float" office:value="3" table:formula="of:=CEILING(LOG([.I3]+1;2))" table:style-name="ce1">
            <text:p>3</text:p>
          </table:table-cell>
          <table:table-cell office:value-type="float" office:value="40000000" table:style-name="ce1">
            <text:p>40000000</text:p>
          </table:table-cell>
          <table:table-cell table:number-columns-repeated="2" table:style-name="ce1"/>
          <table:table-cell office:value-type="float" office:value="40000000" table:style-name="ce1">
            <text:p>40000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18.350000000000001" table:style-name="ce1">
            <text:p>18.35</text:p>
          </table:table-cell>
          <table:table-cell table:style-name="ce1"/>
          <table:table-cell office:value-type="float" office:value="15999981.65" table:formula="of:=ABS([.$H$18]/([.C4]+1)-[.B4])" table:style-name="ce53">
            <text:p>15999981.65000</text:p>
          </table:table-cell>
          <table:table-cell office:value-type="float" office:value="0" table:formula="of:=CEILING(LOG([.C4]+1;2))" table:style-name="ce1">
            <text:p>0</text:p>
          </table:table-cell>
          <table:table-cell table:number-columns-repeated="2" table:style-name="ce1"/>
          <table:table-cell office:value-type="float" office:value="10000000" table:style-name="ce1">
            <text:p>10000000</text:p>
          </table:table-cell>
          <table:table-cell office:value-type="float" office:value="3" table:formula="of:=[.$K$3]/[.H4]-1" table:style-name="ce1">
            <text:p>3</text:p>
          </table:table-cell>
          <table:table-cell office:value-type="float" office:value="2" table:formula="of:=CEILING(LOG([.I4]+1;2))" table:style-name="ce1">
            <text:p>2</text:p>
          </table:table-cell>
          <table:table-cell table:number-columns-repeated="6" table:style-name="ce1"/>
          <table:table-cell office:value-type="float" office:value="10000000" table:style-name="ce1">
            <text:p>10000000</text:p>
          </table:table-cell>
          <table:table-cell office:value-type="float" office:value="3" table:formula="of:=[.$N$3]/[.Q4]-1" table:style-name="ce1">
            <text:p>3</text:p>
          </table:table-cell>
          <table:table-cell office:value-type="float" office:value="2" table:formula="of:=CEILING(LOG([.R4]+1;2))" table:style-name="ce1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D#0/Eb0 </text:p>
          </table:table-cell>
          <table:table-cell office:value-type="float" office:value="19.45" table:style-name="ce1">
            <text:p>19.45</text:p>
          </table:table-cell>
          <table:table-cell table:style-name="ce1"/>
          <table:table-cell office:value-type="float" office:value="15999980.550000001" table:formula="of:=ABS([.$H$18]/([.C5]+1)-[.B5])" table:style-name="ce53">
            <text:p>15999980.55000</text:p>
          </table:table-cell>
          <table:table-cell office:value-type="float" office:value="0" table:formula="of:=CEILING(LOG([.C5]+1;2))" table:style-name="ce1">
            <text:p>0</text:p>
          </table:table-cell>
          <table:table-cell table:number-columns-repeated="2" table:style-name="ce1"/>
          <table:table-cell office:value-type="float" office:value="11428571.428571399" table:style-name="ce1">
            <text:p>11428571.43</text:p>
          </table:table-cell>
          <table:table-cell office:value-type="float" office:value="2.5000000000000089" table:formula="of:=[.$K$3]/[.H5]-1" table:style-name="ce1">
            <text:p>2.5</text:p>
          </table:table-cell>
          <table:table-cell office:value-type="float" office:value="2" table:formula="of:=CEILING(LOG([.I5]+1;2))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0</text:p>
          </table:table-cell>
          <table:table-cell office:value-type="float" office:value="20.6" table:style-name="ce1">
            <text:p>20.6</text:p>
          </table:table-cell>
          <table:table-cell table:style-name="ce1"/>
          <table:table-cell office:value-type="float" office:value="15999979.4" table:formula="of:=ABS([.$H$18]/([.C6]+1)-[.B6])" table:style-name="ce53">
            <text:p>15999979.40000</text:p>
          </table:table-cell>
          <table:table-cell office:value-type="float" office:value="0" table:formula="of:=CEILING(LOG([.C6]+1;2))" table:style-name="ce1">
            <text:p>0</text:p>
          </table:table-cell>
          <table:table-cell table:number-columns-repeated="2" table:style-name="ce1"/>
          <table:table-cell office:value-type="float" office:value="13333333.3333333" table:style-name="ce1">
            <text:p>13333333.33</text:p>
          </table:table-cell>
          <table:table-cell office:value-type="float" office:value="2.0000000000000075" table:formula="of:=[.$K$3]/[.H6]-1" table:style-name="ce1">
            <text:p>2</text:p>
          </table:table-cell>
          <table:table-cell office:value-type="float" office:value="2" table:formula="of:=CEILING(LOG([.I6]+1;2))" table:style-name="ce1">
            <text:p>2</text:p>
          </table:table-cell>
          <table:table-cell table:number-columns-repeated="6" table:style-name="ce1"/>
          <table:table-cell office:value-type="float" office:value="13333333.3333333" table:style-name="ce1">
            <text:p>13333333.33</text:p>
          </table:table-cell>
          <table:table-cell office:value-type="float" office:value="2.0000000000000075" table:formula="of:=[.$N$3]/[.Q6]-1" table:style-name="ce1">
            <text:p>2</text:p>
          </table:table-cell>
          <table:table-cell office:value-type="float" office:value="2" table:formula="of:=CEILING(LOG([.R6]+1;2))" table:style-name="ce1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0</text:p>
          </table:table-cell>
          <table:table-cell office:value-type="float" office:value="21.83" table:style-name="ce1">
            <text:p>21.83</text:p>
          </table:table-cell>
          <table:table-cell table:style-name="ce1"/>
          <table:table-cell office:value-type="float" office:value="15999978.17" table:formula="of:=ABS([.$H$18]/([.C7]+1)-[.B7])" table:style-name="ce53">
            <text:p>15999978.17000</text:p>
          </table:table-cell>
          <table:table-cell office:value-type="float" office:value="0" table:formula="of:=CEILING(LOG([.C7]+1;2))" table:style-name="ce1">
            <text:p>0</text:p>
          </table:table-cell>
          <table:table-cell table:number-columns-repeated="2" table:style-name="ce1"/>
          <table:table-cell office:value-type="float" office:value="16000000" table:style-name="ce1">
            <text:p>16000000</text:p>
          </table:table-cell>
          <table:table-cell office:value-type="float" office:value="1.5" table:formula="of:=[.$K$3]/[.H7]-1" table:style-name="ce1">
            <text:p>1.5</text:p>
          </table:table-cell>
          <table:table-cell office:value-type="float" office:value="2" table:formula="of:=CEILING(LOG([.I7]+1;2))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 F#0/Gb0 </text:p>
          </table:table-cell>
          <table:table-cell office:value-type="float" office:value="23.12" table:style-name="ce1">
            <text:p>23.12</text:p>
          </table:table-cell>
          <table:table-cell table:style-name="ce1"/>
          <table:table-cell office:value-type="float" office:value="15999976.880000001" table:formula="of:=ABS([.$H$18]/([.C8]+1)-[.B8])" table:style-name="ce53">
            <text:p>15999976.88000</text:p>
          </table:table-cell>
          <table:table-cell office:value-type="float" office:value="0" table:formula="of:=CEILING(LOG([.C8]+1;2))" table:style-name="ce1">
            <text:p>0</text:p>
          </table:table-cell>
          <table:table-cell table:number-columns-repeated="2" table:style-name="ce1"/>
          <table:table-cell office:value-type="float" office:value="20000000" table:style-name="ce1">
            <text:p>20000000</text:p>
          </table:table-cell>
          <table:table-cell office:value-type="float" office:value="1" table:formula="of:=[.$K$3]/[.H8]-1" table:style-name="ce1">
            <text:p>1</text:p>
          </table:table-cell>
          <table:table-cell office:value-type="float" office:value="1" table:formula="of:=CEILING(LOG([.I8]+1;2))" table:style-name="ce1">
            <text:p>1</text:p>
          </table:table-cell>
          <table:table-cell table:number-columns-repeated="6" table:style-name="ce1"/>
          <table:table-cell office:value-type="float" office:value="20000000" table:style-name="ce2">
            <text:p>20000000</text:p>
          </table:table-cell>
          <table:table-cell office:value-type="float" office:value="1" table:formula="of:=[.$N$3]/[.Q8]-1" table:style-name="ce2">
            <text:p>1</text:p>
          </table:table-cell>
          <table:table-cell office:value-type="float" office:value="1" table:formula="of:=CEILING(LOG([.R8]+1;2)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0</text:p>
          </table:table-cell>
          <table:table-cell office:value-type="float" office:value="24.5" table:style-name="ce1">
            <text:p>24.5</text:p>
          </table:table-cell>
          <table:table-cell table:style-name="ce1"/>
          <table:table-cell office:value-type="float" office:value="15999975.5" table:formula="of:=ABS([.$H$18]/([.C9]+1)-[.B9])" table:style-name="ce53">
            <text:p>15999975.50000</text:p>
          </table:table-cell>
          <table:table-cell office:value-type="float" office:value="0" table:formula="of:=CEILING(LOG([.C9]+1;2))" table:style-name="ce1">
            <text:p>0</text:p>
          </table:table-cell>
          <table:table-cell table:number-columns-repeated="2" table:style-name="ce1"/>
          <table:table-cell office:value-type="float" office:value="26666666.666666701" table:style-name="ce1">
            <text:p>26666666.67</text:p>
          </table:table-cell>
          <table:table-cell office:value-type="float" office:value="0.499999999999998" table:formula="of:=[.$K$3]/[.H9]-1" table:style-name="ce1">
            <text:p>0.5</text:p>
          </table:table-cell>
          <table:table-cell office:value-type="float" office:value="1" table:formula="of:=CEILING(LOG([.I9]+1;2))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 G#0/Ab0 </text:p>
          </table:table-cell>
          <table:table-cell office:value-type="float" office:value="25.96" table:style-name="ce1">
            <text:p>25.96</text:p>
          </table:table-cell>
          <table:table-cell table:style-name="ce1"/>
          <table:table-cell office:value-type="float" office:value="15999974.039999999" table:formula="of:=ABS([.$H$18]/([.C10]+1)-[.B10])" table:style-name="ce53">
            <text:p>15999974.04000</text:p>
          </table:table-cell>
          <table:table-cell office:value-type="float" office:value="0" table:formula="of:=CEILING(LOG([.C10]+1;2))" table:style-name="ce1">
            <text:p>0</text:p>
          </table:table-cell>
          <table:table-cell table:number-columns-repeated="2" table:style-name="ce1"/>
          <table:table-cell office:value-type="float" office:value="40000000" table:style-name="ce1">
            <text:p>40000000</text:p>
          </table:table-cell>
          <table:table-cell office:value-type="float" office:value="0" table:formula="of:=[.$K$3]/[.H10]-1" table:style-name="ce1">
            <text:p>0</text:p>
          </table:table-cell>
          <table:table-cell office:value-type="float" office:value="0" table:formula="of:=CEILING(LOG([.I10]+1;2))" table:style-name="ce1">
            <text:p>0</text:p>
          </table:table-cell>
          <table:table-cell table:number-columns-repeated="2" table:style-name="ce1"/>
          <table:table-cell office:value-type="string" table:style-name="ce1">
            <text:p>Interrupt generator</text:p>
          </table:table-cell>
          <table:table-cell table:number-columns-repeated="3" table:style-name="ce1"/>
          <table:table-cell office:value-type="float" office:value="40000000" table:style-name="ce1">
            <text:p>40000000</text:p>
          </table:table-cell>
          <table:table-cell office:value-type="float" office:value="0" table:formula="of:=[.$N$3]/[.Q10]-1" table:style-name="ce1">
            <text:p>0</text:p>
          </table:table-cell>
          <table:table-cell office:value-type="float" office:value="0" table:formula="of:=CEILING(LOG([.R10]+1;2))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0</text:p>
          </table:table-cell>
          <table:table-cell office:value-type="float" office:value="27.5" table:style-name="ce1">
            <text:p>27.5</text:p>
          </table:table-cell>
          <table:table-cell table:style-name="ce1"/>
          <table:table-cell office:value-type="float" office:value="15999972.5" table:formula="of:=ABS([.$H$18]/([.C11]+1)-[.B11])" table:style-name="ce53">
            <text:p>15999972.50000</text:p>
          </table:table-cell>
          <table:table-cell office:value-type="float" office:value="0" table:formula="of:=CEILING(LOG([.C11]+1;2))" table:style-name="ce1">
            <text:p>0</text:p>
          </table:table-cell>
          <table:table-cell table:number-columns-repeated="2" table:style-name="ce1"/>
          <table:table-cell office:value-type="float" office:value="80000000" table:style-name="ce1">
            <text:p>80000000</text:p>
          </table:table-cell>
          <table:table-cell office:value-type="float" office:value="-0.5" table:formula="of:=[.$K$3]/[.H11]-1" table:style-name="ce1">
            <text:p>-0.5</text:p>
          </table:table-cell>
          <table:table-cell office:value-type="float" office:value="-1" table:formula="of:=CEILING(LOG([.I11]+1;2))" table:style-name="ce1">
            <text:p>-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 A#0/Bb0 </text:p>
          </table:table-cell>
          <table:table-cell office:value-type="float" office:value="29.14" table:style-name="ce1">
            <text:p>29.14</text:p>
          </table:table-cell>
          <table:table-cell table:style-name="ce1"/>
          <table:table-cell office:value-type="float" office:value="15999970.859999999" table:formula="of:=ABS([.$H$18]/([.C12]+1)-[.B12])" table:style-name="ce53">
            <text:p>15999970.86000</text:p>
          </table:table-cell>
          <table:table-cell office:value-type="float" office:value="0" table:formula="of:=CEILING(LOG([.C12]+1;2))" table:style-name="ce1">
            <text:p>0</text:p>
          </table:table-cell>
          <table:table-cell table:number-columns-repeated="7" table:style-name="ce1"/>
          <table:table-cell office:value-type="string" table:style-name="ce1">
            <text:p>Reference Clock (CPU / 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0</text:p>
          </table:table-cell>
          <table:table-cell office:value-type="float" office:value="30.87" table:style-name="ce1">
            <text:p>30.87</text:p>
          </table:table-cell>
          <table:table-cell table:style-name="ce1"/>
          <table:table-cell office:value-type="float" office:value="15999969.130000001" table:formula="of:=ABS([.$H$18]/([.C13]+1)-[.B13])" table:style-name="ce53">
            <text:p>15999969.13000</text:p>
          </table:table-cell>
          <table:table-cell office:value-type="float" office:value="0" table:formula="of:=CEILING(LOG([.C13]+1;2))" table:style-name="ce1">
            <text:p>0</text:p>
          </table:table-cell>
          <table:table-cell table:number-columns-repeated="7" table:style-name="ce1"/>
          <table:table-cell office:value-type="float" office:value="20000000" table:style-name="ce1">
            <text:p>200000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float" office:value="32.700000000000003" table:style-name="ce1">
            <text:p>32.7</text:p>
          </table:table-cell>
          <table:table-cell table:style-name="ce1"/>
          <table:table-cell office:value-type="float" office:value="15999967.300000001" table:formula="of:=ABS([.$H$18]/([.C14]+1)-[.B14])" table:style-name="ce53">
            <text:p>15999967.30000</text:p>
          </table:table-cell>
          <table:table-cell office:value-type="float" office:value="0" table:formula="of:=CEILING(LOG([.C14]+1;2))" table:style-name="ce1">
            <text:p>0</text:p>
          </table:table-cell>
          <table:table-cell table:number-columns-repeated="7" table:style-name="ce1"/>
          <table:table-cell office:value-type="string" table:style-name="ce1">
            <text:p>\/\/\/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 C#1/Db1 </text:p>
          </table:table-cell>
          <table:table-cell office:value-type="float" office:value="34.65" table:style-name="ce1">
            <text:p>34.65</text:p>
          </table:table-cell>
          <table:table-cell table:style-name="ce1"/>
          <table:table-cell office:value-type="float" office:value="15999965.35" table:formula="of:=ABS([.$H$18]/([.C15]+1)-[.B15])" table:style-name="ce53">
            <text:p>15999965.35000</text:p>
          </table:table-cell>
          <table:table-cell office:value-type="float" office:value="0" table:formula="of:=CEILING(LOG([.C15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float" office:value="36.71" table:style-name="ce1">
            <text:p>36.71</text:p>
          </table:table-cell>
          <table:table-cell table:style-name="ce1"/>
          <table:table-cell office:value-type="float" office:value="15999963.289999999" table:formula="of:=ABS([.$H$18]/([.C16]+1)-[.B16])" table:style-name="ce53">
            <text:p>15999963.29000</text:p>
          </table:table-cell>
          <table:table-cell office:value-type="float" office:value="0" table:formula="of:=CEILING(LOG([.C16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D#1/Eb1 </text:p>
          </table:table-cell>
          <table:table-cell office:value-type="float" office:value="38.89" table:style-name="ce1">
            <text:p>38.89</text:p>
          </table:table-cell>
          <table:table-cell table:style-name="ce1"/>
          <table:table-cell office:value-type="float" office:value="15999961.109999999" table:formula="of:=ABS([.$H$18]/([.C17]+1)-[.B17])" table:style-name="ce53">
            <text:p>15999961.11000</text:p>
          </table:table-cell>
          <table:table-cell office:value-type="float" office:value="0" table:formula="of:=CEILING(LOG([.C17]+1;2))" table:style-name="ce1">
            <text:p>0</text:p>
          </table:table-cell>
          <table:table-cell table:style-name="ce1"/>
          <table:table-cell office:value-type="string" table:style-name="ce1">
            <text:p>&lt;---</text:p>
          </table:table-cell>
          <table:table-cell office:value-type="string" table:style-name="ce1">
            <text:p>Reference Clock</text:p>
          </table:table-cell>
          <table:table-cell table:number-columns-repeated="4" table:style-name="ce1"/>
          <table:table-cell office:value-type="float" office:value="1000" table:style-name="ce1">
            <text:p>1000</text:p>
          </table:table-cell>
          <table:table-cell office:value-type="float" office:value="19999" table:formula="of:=[.$M$13]/[.M17]-1" table:style-name="ce1">
            <text:p>19999</text:p>
          </table:table-cell>
          <table:table-cell office:value-type="float" office:value="15" table:formula="of:=CEILING(LOG([.N17]+1;2))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1</text:p>
          </table:table-cell>
          <table:table-cell office:value-type="float" office:value="41.2" table:style-name="ce1">
            <text:p>41.2</text:p>
          </table:table-cell>
          <table:table-cell table:style-name="ce1"/>
          <table:table-cell office:value-type="float" office:value="15999958.800000001" table:formula="of:=ABS([.$H$18]/([.C18]+1)-[.B18])" table:style-name="ce53">
            <text:p>15999958.80000</text:p>
          </table:table-cell>
          <table:table-cell office:value-type="float" office:value="0" table:formula="of:=CEILING(LOG([.C18]+1;2))" table:style-name="ce1">
            <text:p>0</text:p>
          </table:table-cell>
          <table:table-cell table:number-columns-repeated="2" table:style-name="ce1"/>
          <table:table-cell office:value-type="float" office:value="16000000" table:style-name="ce1">
            <text:p>16000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</text:p>
          </table:table-cell>
          <table:table-cell office:value-type="float" office:value="43.65" table:style-name="ce1">
            <text:p>43.65</text:p>
          </table:table-cell>
          <table:table-cell table:style-name="ce1"/>
          <table:table-cell office:value-type="float" office:value="15999956.35" table:formula="of:=ABS([.$H$18]/([.C19]+1)-[.B19])" table:style-name="ce53">
            <text:p>15999956.35000</text:p>
          </table:table-cell>
          <table:table-cell office:value-type="float" office:value="0" table:formula="of:=CEILING(LOG([.C19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F#1/Gb1 </text:p>
          </table:table-cell>
          <table:table-cell office:value-type="float" office:value="46.25" table:style-name="ce1">
            <text:p>46.25</text:p>
          </table:table-cell>
          <table:table-cell table:style-name="ce1"/>
          <table:table-cell office:value-type="float" office:value="15999953.75" table:formula="of:=ABS([.$H$18]/([.C20]+1)-[.B20])" table:style-name="ce53">
            <text:p>15999953.75000</text:p>
          </table:table-cell>
          <table:table-cell office:value-type="float" office:value="0" table:formula="of:=CEILING(LOG([.C20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5999951" table:formula="of:=ABS([.$H$18]/([.C21]+1)-[.B21])" table:style-name="ce53">
            <text:p>15999951.00000</text:p>
          </table:table-cell>
          <table:table-cell office:value-type="float" office:value="0" table:formula="of:=CEILING(LOG([.C21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G#1/Ab1 </text:p>
          </table:table-cell>
          <table:table-cell office:value-type="float" office:value="51.91" table:style-name="ce1">
            <text:p>51.91</text:p>
          </table:table-cell>
          <table:table-cell table:style-name="ce1"/>
          <table:table-cell office:value-type="float" office:value="15999948.09" table:formula="of:=ABS([.$H$18]/([.C22]+1)-[.B22])" table:style-name="ce53">
            <text:p>15999948.09000</text:p>
          </table:table-cell>
          <table:table-cell office:value-type="float" office:value="0" table:formula="of:=CEILING(LOG([.C22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5999945" table:formula="of:=ABS([.$H$18]/([.C23]+1)-[.B23])" table:style-name="ce53">
            <text:p>15999945.00000</text:p>
          </table:table-cell>
          <table:table-cell office:value-type="float" office:value="0" table:formula="of:=CEILING(LOG([.C23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A#1/Bb1 </text:p>
          </table:table-cell>
          <table:table-cell office:value-type="float" office:value="58.27" table:style-name="ce1">
            <text:p>58.27</text:p>
          </table:table-cell>
          <table:table-cell table:style-name="ce1"/>
          <table:table-cell office:value-type="float" office:value="15999941.73" table:formula="of:=ABS([.$H$18]/([.C24]+1)-[.B24])" table:style-name="ce53">
            <text:p>15999941.73000</text:p>
          </table:table-cell>
          <table:table-cell office:value-type="float" office:value="0" table:formula="of:=CEILING(LOG([.C24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61.74" table:style-name="ce1">
            <text:p>61.74</text:p>
          </table:table-cell>
          <table:table-cell table:style-name="ce1"/>
          <table:table-cell office:value-type="float" office:value="15999938.26" table:formula="of:=ABS([.$H$18]/([.C25]+1)-[.B25])" table:style-name="ce53">
            <text:p>15999938.26000</text:p>
          </table:table-cell>
          <table:table-cell office:value-type="float" office:value="0" table:formula="of:=CEILING(LOG([.C25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65.41" table:style-name="ce1">
            <text:p>65.41</text:p>
          </table:table-cell>
          <table:table-cell table:style-name="ce1"/>
          <table:table-cell office:value-type="float" office:value="15999934.59" table:formula="of:=ABS([.$H$18]/([.C26]+1)-[.B26])" table:style-name="ce53">
            <text:p>15999934.59000</text:p>
          </table:table-cell>
          <table:table-cell office:value-type="float" office:value="0" table:formula="of:=CEILING(LOG([.C26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C#2/Db2 </text:p>
          </table:table-cell>
          <table:table-cell office:value-type="float" office:value="69.3" table:style-name="ce1">
            <text:p>69.3</text:p>
          </table:table-cell>
          <table:table-cell table:style-name="ce1"/>
          <table:table-cell office:value-type="float" office:value="15999930.699999999" table:formula="of:=ABS([.$H$18]/([.C27]+1)-[.B27])" table:style-name="ce53">
            <text:p>15999930.70000</text:p>
          </table:table-cell>
          <table:table-cell office:value-type="float" office:value="0" table:formula="of:=CEILING(LOG([.C27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73.42" table:style-name="ce1">
            <text:p>73.42</text:p>
          </table:table-cell>
          <table:table-cell table:style-name="ce1"/>
          <table:table-cell office:value-type="float" office:value="15999926.58" table:formula="of:=ABS([.$H$18]/([.C28]+1)-[.B28])" table:style-name="ce53">
            <text:p>15999926.58000</text:p>
          </table:table-cell>
          <table:table-cell office:value-type="float" office:value="0" table:formula="of:=CEILING(LOG([.C28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D#2/Eb2 </text:p>
          </table:table-cell>
          <table:table-cell office:value-type="float" office:value="77.78" table:style-name="ce1">
            <text:p>77.78</text:p>
          </table:table-cell>
          <table:table-cell table:style-name="ce1"/>
          <table:table-cell office:value-type="float" office:value="15999922.220000001" table:formula="of:=ABS([.$H$18]/([.C29]+1)-[.B29])" table:style-name="ce53">
            <text:p>15999922.22000</text:p>
          </table:table-cell>
          <table:table-cell office:value-type="float" office:value="0" table:formula="of:=CEILING(LOG([.C29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82.41" table:style-name="ce1">
            <text:p>82.41</text:p>
          </table:table-cell>
          <table:table-cell table:style-name="ce1"/>
          <table:table-cell office:value-type="float" office:value="15999917.59" table:formula="of:=ABS([.$H$18]/([.C30]+1)-[.B30])" table:style-name="ce53">
            <text:p>15999917.59000</text:p>
          </table:table-cell>
          <table:table-cell office:value-type="float" office:value="0" table:formula="of:=CEILING(LOG([.C30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87.31" table:style-name="ce1">
            <text:p>87.31</text:p>
          </table:table-cell>
          <table:table-cell table:style-name="ce1"/>
          <table:table-cell office:value-type="float" office:value="15999912.689999999" table:formula="of:=ABS([.$H$18]/([.C31]+1)-[.B31])" table:style-name="ce53">
            <text:p>15999912.69000</text:p>
          </table:table-cell>
          <table:table-cell office:value-type="float" office:value="0" table:formula="of:=CEILING(LOG([.C31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 F#2/Gb2 </text:p>
          </table:table-cell>
          <table:table-cell office:value-type="float" office:value="92.5" table:style-name="ce1">
            <text:p>92.5</text:p>
          </table:table-cell>
          <table:table-cell table:style-name="ce1"/>
          <table:table-cell office:value-type="float" office:value="15999907.5" table:formula="of:=ABS([.$H$18]/([.C32]+1)-[.B32])" table:style-name="ce53">
            <text:p>15999907.50000</text:p>
          </table:table-cell>
          <table:table-cell office:value-type="float" office:value="0" table:formula="of:=CEILING(LOG([.C32]+1;2)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5999902" table:formula="of:=ABS([.$H$18]/([.C33]+1)-[.B33])" table:style-name="ce53">
            <text:p>15999902.00000</text:p>
          </table:table-cell>
          <table:table-cell office:value-type="float" office:value="0" table:formula="of:=CEILING(LOG([.C3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2/Ab2 </text:p>
          </table:table-cell>
          <table:table-cell office:value-type="float" office:value="103.83" table:style-name="ce1">
            <text:p>103.83</text:p>
          </table:table-cell>
          <table:table-cell table:style-name="ce1"/>
          <table:table-cell office:value-type="float" office:value="15999896.17" table:formula="of:=ABS([.$H$18]/([.C34]+1)-[.B34])" table:style-name="ce53">
            <text:p>15999896.17000</text:p>
          </table:table-cell>
          <table:table-cell office:value-type="float" office:value="0" table:formula="of:=CEILING(LOG([.C3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15999890" table:formula="of:=ABS([.$H$18]/([.C35]+1)-[.B35])" table:style-name="ce53">
            <text:p>15999890.00000</text:p>
          </table:table-cell>
          <table:table-cell office:value-type="float" office:value="0" table:formula="of:=CEILING(LOG([.C3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2/Bb2 </text:p>
          </table:table-cell>
          <table:table-cell office:value-type="float" office:value="116.54" table:style-name="ce1">
            <text:p>116.54</text:p>
          </table:table-cell>
          <table:table-cell table:style-name="ce1"/>
          <table:table-cell office:value-type="float" office:value="15999883.460000001" table:formula="of:=ABS([.$H$18]/([.C36]+1)-[.B36])" table:style-name="ce53">
            <text:p>15999883.46000</text:p>
          </table:table-cell>
          <table:table-cell office:value-type="float" office:value="0" table:formula="of:=CEILING(LOG([.C3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123.47" table:style-name="ce1">
            <text:p>123.47</text:p>
          </table:table-cell>
          <table:table-cell table:style-name="ce1"/>
          <table:table-cell office:value-type="float" office:value="15999876.529999999" table:formula="of:=ABS([.$H$18]/([.C37]+1)-[.B37])" table:style-name="ce53">
            <text:p>15999876.53000</text:p>
          </table:table-cell>
          <table:table-cell office:value-type="float" office:value="0" table:formula="of:=CEILING(LOG([.C3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130.81" table:style-name="ce1">
            <text:p>130.81</text:p>
          </table:table-cell>
          <table:table-cell table:style-name="ce1"/>
          <table:table-cell office:value-type="float" office:value="15999869.189999999" table:formula="of:=ABS([.$H$18]/([.C38]+1)-[.B38])" table:style-name="ce53">
            <text:p>15999869.19000</text:p>
          </table:table-cell>
          <table:table-cell office:value-type="float" office:value="0" table:formula="of:=CEILING(LOG([.C3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3/Db3 </text:p>
          </table:table-cell>
          <table:table-cell office:value-type="float" office:value="138.59" table:style-name="ce1">
            <text:p>138.59</text:p>
          </table:table-cell>
          <table:table-cell table:style-name="ce1"/>
          <table:table-cell office:value-type="float" office:value="15999861.41" table:formula="of:=ABS([.$H$18]/([.C39]+1)-[.B39])" table:style-name="ce53">
            <text:p>15999861.41000</text:p>
          </table:table-cell>
          <table:table-cell office:value-type="float" office:value="0" table:formula="of:=CEILING(LOG([.C3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3</text:p>
          </table:table-cell>
          <table:table-cell office:value-type="float" office:value="146.83000000000001" table:style-name="ce1">
            <text:p>146.83</text:p>
          </table:table-cell>
          <table:table-cell table:style-name="ce1"/>
          <table:table-cell office:value-type="float" office:value="15999853.17" table:formula="of:=ABS([.$H$18]/([.C40]+1)-[.B40])" table:style-name="ce53">
            <text:p>15999853.17000</text:p>
          </table:table-cell>
          <table:table-cell office:value-type="float" office:value="0" table:formula="of:=CEILING(LOG([.C4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3/Eb3 </text:p>
          </table:table-cell>
          <table:table-cell office:value-type="float" office:value="155.56" table:style-name="ce1">
            <text:p>155.56</text:p>
          </table:table-cell>
          <table:table-cell table:style-name="ce1"/>
          <table:table-cell office:value-type="float" office:value="15999844.439999999" table:formula="of:=ABS([.$H$18]/([.C41]+1)-[.B41])" table:style-name="ce53">
            <text:p>15999844.44000</text:p>
          </table:table-cell>
          <table:table-cell office:value-type="float" office:value="0" table:formula="of:=CEILING(LOG([.C4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3</text:p>
          </table:table-cell>
          <table:table-cell office:value-type="float" office:value="164.81" table:style-name="ce1">
            <text:p>164.81</text:p>
          </table:table-cell>
          <table:table-cell table:style-name="ce1"/>
          <table:table-cell office:value-type="float" office:value="15999835.189999999" table:formula="of:=ABS([.$H$18]/([.C42]+1)-[.B42])" table:style-name="ce53">
            <text:p>15999835.19000</text:p>
          </table:table-cell>
          <table:table-cell office:value-type="float" office:value="0" table:formula="of:=CEILING(LOG([.C4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174.61" table:style-name="ce1">
            <text:p>174.61</text:p>
          </table:table-cell>
          <table:table-cell table:style-name="ce1"/>
          <table:table-cell office:value-type="float" office:value="15999825.390000001" table:formula="of:=ABS([.$H$18]/([.C43]+1)-[.B43])" table:style-name="ce53">
            <text:p>15999825.39000</text:p>
          </table:table-cell>
          <table:table-cell office:value-type="float" office:value="0" table:formula="of:=CEILING(LOG([.C4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3/Gb3 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15999815" table:formula="of:=ABS([.$H$18]/([.C44]+1)-[.B44])" table:style-name="ce53">
            <text:p>15999815.00000</text:p>
          </table:table-cell>
          <table:table-cell office:value-type="float" office:value="0" table:formula="of:=CEILING(LOG([.C4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15999804" table:formula="of:=ABS([.$H$18]/([.C45]+1)-[.B45])" table:style-name="ce53">
            <text:p>15999804.00000</text:p>
          </table:table-cell>
          <table:table-cell office:value-type="float" office:value="0" table:formula="of:=CEILING(LOG([.C4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3/Ab3 </text:p>
          </table:table-cell>
          <table:table-cell office:value-type="float" office:value="207.65" table:style-name="ce1">
            <text:p>207.65</text:p>
          </table:table-cell>
          <table:table-cell table:style-name="ce1"/>
          <table:table-cell office:value-type="float" office:value="15999792.35" table:formula="of:=ABS([.$H$18]/([.C46]+1)-[.B46])" table:style-name="ce53">
            <text:p>15999792.35000</text:p>
          </table:table-cell>
          <table:table-cell office:value-type="float" office:value="0" table:formula="of:=CEILING(LOG([.C4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15999780" table:formula="of:=ABS([.$H$18]/([.C47]+1)-[.B47])" table:style-name="ce53">
            <text:p>15999780.00000</text:p>
          </table:table-cell>
          <table:table-cell office:value-type="float" office:value="0" table:formula="of:=CEILING(LOG([.C4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3/Bb3 </text:p>
          </table:table-cell>
          <table:table-cell office:value-type="float" office:value="233.08" table:style-name="ce1">
            <text:p>233.08</text:p>
          </table:table-cell>
          <table:table-cell table:style-name="ce1"/>
          <table:table-cell office:value-type="float" office:value="15999766.92" table:formula="of:=ABS([.$H$18]/([.C48]+1)-[.B48])" table:style-name="ce53">
            <text:p>15999766.92000</text:p>
          </table:table-cell>
          <table:table-cell office:value-type="float" office:value="0" table:formula="of:=CEILING(LOG([.C4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246.94" table:style-name="ce1">
            <text:p>246.94</text:p>
          </table:table-cell>
          <table:table-cell table:style-name="ce1"/>
          <table:table-cell office:value-type="float" office:value="15999753.060000001" table:formula="of:=ABS([.$H$18]/([.C49]+1)-[.B49])" table:style-name="ce53">
            <text:p>15999753.06000</text:p>
          </table:table-cell>
          <table:table-cell office:value-type="float" office:value="0" table:formula="of:=CEILING(LOG([.C4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261.63" table:style-name="ce1">
            <text:p>261.63</text:p>
          </table:table-cell>
          <table:table-cell table:style-name="ce1"/>
          <table:table-cell office:value-type="float" office:value="15999738.369999999" table:formula="of:=ABS([.$H$18]/([.C50]+1)-[.B50])" table:style-name="ce53">
            <text:p>15999738.37000</text:p>
          </table:table-cell>
          <table:table-cell office:value-type="float" office:value="0" table:formula="of:=CEILING(LOG([.C5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4/Db4 </text:p>
          </table:table-cell>
          <table:table-cell office:value-type="float" office:value="277.18" table:style-name="ce1">
            <text:p>277.18</text:p>
          </table:table-cell>
          <table:table-cell table:style-name="ce1"/>
          <table:table-cell office:value-type="float" office:value="15999722.82" table:formula="of:=ABS([.$H$18]/([.C51]+1)-[.B51])" table:style-name="ce53">
            <text:p>15999722.82000</text:p>
          </table:table-cell>
          <table:table-cell office:value-type="float" office:value="0" table:formula="of:=CEILING(LOG([.C5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293.66000000000003" table:style-name="ce1">
            <text:p>293.66</text:p>
          </table:table-cell>
          <table:table-cell table:style-name="ce1"/>
          <table:table-cell office:value-type="float" office:value="15999706.34" table:formula="of:=ABS([.$H$18]/([.C52]+1)-[.B52])" table:style-name="ce53">
            <text:p>15999706.34000</text:p>
          </table:table-cell>
          <table:table-cell office:value-type="float" office:value="0" table:formula="of:=CEILING(LOG([.C5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4/Eb4 </text:p>
          </table:table-cell>
          <table:table-cell office:value-type="float" office:value="311.13" table:style-name="ce1">
            <text:p>311.13</text:p>
          </table:table-cell>
          <table:table-cell table:style-name="ce1"/>
          <table:table-cell office:value-type="float" office:value="15999688.869999999" table:formula="of:=ABS([.$H$18]/([.C53]+1)-[.B53])" table:style-name="ce53">
            <text:p>15999688.87000</text:p>
          </table:table-cell>
          <table:table-cell office:value-type="float" office:value="0" table:formula="of:=CEILING(LOG([.C5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329.63" table:style-name="ce1">
            <text:p>329.63</text:p>
          </table:table-cell>
          <table:table-cell table:style-name="ce1"/>
          <table:table-cell office:value-type="float" office:value="15999670.369999999" table:formula="of:=ABS([.$H$18]/([.C54]+1)-[.B54])" table:style-name="ce53">
            <text:p>15999670.37000</text:p>
          </table:table-cell>
          <table:table-cell office:value-type="float" office:value="0" table:formula="of:=CEILING(LOG([.C5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349.23" table:style-name="ce1">
            <text:p>349.23</text:p>
          </table:table-cell>
          <table:table-cell table:style-name="ce1"/>
          <table:table-cell office:value-type="float" office:value="15999650.77" table:formula="of:=ABS([.$H$18]/([.C55]+1)-[.B55])" table:style-name="ce53">
            <text:p>15999650.77000</text:p>
          </table:table-cell>
          <table:table-cell office:value-type="float" office:value="0" table:formula="of:=CEILING(LOG([.C5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4/Gb4 </text:p>
          </table:table-cell>
          <table:table-cell office:value-type="float" office:value="369.99" table:style-name="ce1">
            <text:p>369.99</text:p>
          </table:table-cell>
          <table:table-cell table:style-name="ce1"/>
          <table:table-cell office:value-type="float" office:value="15999630.01" table:formula="of:=ABS([.$H$18]/([.C56]+1)-[.B56])" table:style-name="ce53">
            <text:p>15999630.01000</text:p>
          </table:table-cell>
          <table:table-cell office:value-type="float" office:value="0" table:formula="of:=CEILING(LOG([.C5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392" table:style-name="ce1">
            <text:p>392</text:p>
          </table:table-cell>
          <table:table-cell table:style-name="ce1"/>
          <table:table-cell office:value-type="float" office:value="15999608" table:formula="of:=ABS([.$H$18]/([.C57]+1)-[.B57])" table:style-name="ce53">
            <text:p>15999608.00000</text:p>
          </table:table-cell>
          <table:table-cell office:value-type="float" office:value="0" table:formula="of:=CEILING(LOG([.C5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4/Ab4 </text:p>
          </table:table-cell>
          <table:table-cell office:value-type="float" office:value="415.3" table:style-name="ce1">
            <text:p>415.3</text:p>
          </table:table-cell>
          <table:table-cell table:style-name="ce1"/>
          <table:table-cell office:value-type="float" office:value="15999584.699999999" table:formula="of:=ABS([.$H$18]/([.C58]+1)-[.B58])" table:style-name="ce53">
            <text:p>15999584.70000</text:p>
          </table:table-cell>
          <table:table-cell office:value-type="float" office:value="0" table:formula="of:=CEILING(LOG([.C5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440" table:style-name="ce1">
            <text:p>440</text:p>
          </table:table-cell>
          <table:table-cell table:style-name="ce1"/>
          <table:table-cell office:value-type="float" office:value="15999560" table:formula="of:=ABS([.$H$18]/([.C59]+1)-[.B59])" table:style-name="ce53">
            <text:p>15999560.00000</text:p>
          </table:table-cell>
          <table:table-cell office:value-type="float" office:value="0" table:formula="of:=CEILING(LOG([.C5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4/Bb4 </text:p>
          </table:table-cell>
          <table:table-cell office:value-type="float" office:value="466.16" table:style-name="ce1">
            <text:p>466.16</text:p>
          </table:table-cell>
          <table:table-cell table:style-name="ce1"/>
          <table:table-cell office:value-type="float" office:value="15999533.84" table:formula="of:=ABS([.$H$18]/([.C60]+1)-[.B60])" table:style-name="ce53">
            <text:p>15999533.84000</text:p>
          </table:table-cell>
          <table:table-cell office:value-type="float" office:value="0" table:formula="of:=CEILING(LOG([.C6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493.88" table:style-name="ce1">
            <text:p>493.88</text:p>
          </table:table-cell>
          <table:table-cell table:style-name="ce1"/>
          <table:table-cell office:value-type="float" office:value="15999506.119999999" table:formula="of:=ABS([.$H$18]/([.C61]+1)-[.B61])" table:style-name="ce53">
            <text:p>15999506.12000</text:p>
          </table:table-cell>
          <table:table-cell office:value-type="float" office:value="0" table:formula="of:=CEILING(LOG([.C6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523.25" table:style-name="ce1">
            <text:p>523.25</text:p>
          </table:table-cell>
          <table:table-cell table:style-name="ce1"/>
          <table:table-cell office:value-type="float" office:value="15999476.75" table:formula="of:=ABS([.$H$18]/([.C62]+1)-[.B62])" table:style-name="ce53">
            <text:p>15999476.75000</text:p>
          </table:table-cell>
          <table:table-cell office:value-type="float" office:value="0" table:formula="of:=CEILING(LOG([.C6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5/Db5 </text:p>
          </table:table-cell>
          <table:table-cell office:value-type="float" office:value="554.37" table:style-name="ce1">
            <text:p>554.37</text:p>
          </table:table-cell>
          <table:table-cell table:style-name="ce1"/>
          <table:table-cell office:value-type="float" office:value="15999445.630000001" table:formula="of:=ABS([.$H$18]/([.C63]+1)-[.B63])" table:style-name="ce53">
            <text:p>15999445.63000</text:p>
          </table:table-cell>
          <table:table-cell office:value-type="float" office:value="0" table:formula="of:=CEILING(LOG([.C6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87.33000000000004" table:style-name="ce1">
            <text:p>587.33</text:p>
          </table:table-cell>
          <table:table-cell table:style-name="ce1"/>
          <table:table-cell office:value-type="float" office:value="15999412.67" table:formula="of:=ABS([.$H$18]/([.C64]+1)-[.B64])" table:style-name="ce53">
            <text:p>15999412.67000</text:p>
          </table:table-cell>
          <table:table-cell office:value-type="float" office:value="0" table:formula="of:=CEILING(LOG([.C6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5/Eb5 </text:p>
          </table:table-cell>
          <table:table-cell office:value-type="float" office:value="622.25" table:style-name="ce1">
            <text:p>622.25</text:p>
          </table:table-cell>
          <table:table-cell table:style-name="ce1"/>
          <table:table-cell office:value-type="float" office:value="15999377.75" table:formula="of:=ABS([.$H$18]/([.C65]+1)-[.B65])" table:style-name="ce53">
            <text:p>15999377.75000</text:p>
          </table:table-cell>
          <table:table-cell office:value-type="float" office:value="0" table:formula="of:=CEILING(LOG([.C6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659.25" table:style-name="ce1">
            <text:p>659.25</text:p>
          </table:table-cell>
          <table:table-cell table:style-name="ce1"/>
          <table:table-cell office:value-type="float" office:value="15999340.75" table:formula="of:=ABS([.$H$18]/([.C66]+1)-[.B66])" table:style-name="ce53">
            <text:p>15999340.75000</text:p>
          </table:table-cell>
          <table:table-cell office:value-type="float" office:value="0" table:formula="of:=CEILING(LOG([.C6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698.46" table:style-name="ce1">
            <text:p>698.46</text:p>
          </table:table-cell>
          <table:table-cell table:style-name="ce1"/>
          <table:table-cell office:value-type="float" office:value="15999301.539999999" table:formula="of:=ABS([.$H$18]/([.C67]+1)-[.B67])" table:style-name="ce53">
            <text:p>15999301.54000</text:p>
          </table:table-cell>
          <table:table-cell office:value-type="float" office:value="0" table:formula="of:=CEILING(LOG([.C6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5/Gb5 </text:p>
          </table:table-cell>
          <table:table-cell office:value-type="float" office:value="739.99" table:style-name="ce1">
            <text:p>739.99</text:p>
          </table:table-cell>
          <table:table-cell table:style-name="ce1"/>
          <table:table-cell office:value-type="float" office:value="15999260.01" table:formula="of:=ABS([.$H$18]/([.C68]+1)-[.B68])" table:style-name="ce53">
            <text:p>15999260.01000</text:p>
          </table:table-cell>
          <table:table-cell office:value-type="float" office:value="0" table:formula="of:=CEILING(LOG([.C6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783.99" table:style-name="ce1">
            <text:p>783.99</text:p>
          </table:table-cell>
          <table:table-cell table:style-name="ce1"/>
          <table:table-cell office:value-type="float" office:value="15999216.01" table:formula="of:=ABS([.$H$18]/([.C69]+1)-[.B69])" table:style-name="ce53">
            <text:p>15999216.01000</text:p>
          </table:table-cell>
          <table:table-cell office:value-type="float" office:value="0" table:formula="of:=CEILING(LOG([.C6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5/Ab5 </text:p>
          </table:table-cell>
          <table:table-cell office:value-type="float" office:value="830.61" table:style-name="ce1">
            <text:p>830.61</text:p>
          </table:table-cell>
          <table:table-cell table:style-name="ce1"/>
          <table:table-cell office:value-type="float" office:value="15999169.390000001" table:formula="of:=ABS([.$H$18]/([.C70]+1)-[.B70])" table:style-name="ce53">
            <text:p>15999169.39000</text:p>
          </table:table-cell>
          <table:table-cell office:value-type="float" office:value="0" table:formula="of:=CEILING(LOG([.C7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15999120" table:formula="of:=ABS([.$H$18]/([.C71]+1)-[.B71])" table:style-name="ce53">
            <text:p>15999120.00000</text:p>
          </table:table-cell>
          <table:table-cell office:value-type="float" office:value="0" table:formula="of:=CEILING(LOG([.C7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5/Bb5 </text:p>
          </table:table-cell>
          <table:table-cell office:value-type="float" office:value="932.33" table:style-name="ce1">
            <text:p>932.33</text:p>
          </table:table-cell>
          <table:table-cell table:style-name="ce1"/>
          <table:table-cell office:value-type="float" office:value="15999067.67" table:formula="of:=ABS([.$H$18]/([.C72]+1)-[.B72])" table:style-name="ce53">
            <text:p>15999067.67000</text:p>
          </table:table-cell>
          <table:table-cell office:value-type="float" office:value="0" table:formula="of:=CEILING(LOG([.C7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987.77" table:style-name="ce1">
            <text:p>987.77</text:p>
          </table:table-cell>
          <table:table-cell table:style-name="ce1"/>
          <table:table-cell office:value-type="float" office:value="15999012.23" table:formula="of:=ABS([.$H$18]/([.C73]+1)-[.B73])" table:style-name="ce53">
            <text:p>15999012.23000</text:p>
          </table:table-cell>
          <table:table-cell office:value-type="float" office:value="0" table:formula="of:=CEILING(LOG([.C7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046.5" table:style-name="ce1">
            <text:p>1046.5</text:p>
          </table:table-cell>
          <table:table-cell table:style-name="ce1"/>
          <table:table-cell office:value-type="float" office:value="15998953.5" table:formula="of:=ABS([.$H$18]/([.C74]+1)-[.B74])" table:style-name="ce53">
            <text:p>15998953.50000</text:p>
          </table:table-cell>
          <table:table-cell office:value-type="float" office:value="0" table:formula="of:=CEILING(LOG([.C7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6/Db6 </text:p>
          </table:table-cell>
          <table:table-cell office:value-type="float" office:value="1108.73" table:style-name="ce1">
            <text:p>1108.73</text:p>
          </table:table-cell>
          <table:table-cell table:style-name="ce1"/>
          <table:table-cell office:value-type="float" office:value="15998891.27" table:formula="of:=ABS([.$H$18]/([.C75]+1)-[.B75])" table:style-name="ce53">
            <text:p>15998891.27000</text:p>
          </table:table-cell>
          <table:table-cell office:value-type="float" office:value="0" table:formula="of:=CEILING(LOG([.C7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174.6600000000001" table:style-name="ce1">
            <text:p>1174.66</text:p>
          </table:table-cell>
          <table:table-cell table:style-name="ce1"/>
          <table:table-cell office:value-type="float" office:value="15998825.34" table:formula="of:=ABS([.$H$18]/([.C76]+1)-[.B76])" table:style-name="ce53">
            <text:p>15998825.34000</text:p>
          </table:table-cell>
          <table:table-cell office:value-type="float" office:value="0" table:formula="of:=CEILING(LOG([.C7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6/Eb6 </text:p>
          </table:table-cell>
          <table:table-cell office:value-type="float" office:value="1244.51" table:style-name="ce1">
            <text:p>1244.51</text:p>
          </table:table-cell>
          <table:table-cell table:style-name="ce1"/>
          <table:table-cell office:value-type="float" office:value="15998755.49" table:formula="of:=ABS([.$H$18]/([.C77]+1)-[.B77])" table:style-name="ce53">
            <text:p>15998755.49000</text:p>
          </table:table-cell>
          <table:table-cell office:value-type="float" office:value="0" table:formula="of:=CEILING(LOG([.C7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318.51" table:style-name="ce1">
            <text:p>1318.51</text:p>
          </table:table-cell>
          <table:table-cell table:style-name="ce1"/>
          <table:table-cell office:value-type="float" office:value="15998681.49" table:formula="of:=ABS([.$H$18]/([.C78]+1)-[.B78])" table:style-name="ce53">
            <text:p>15998681.49000</text:p>
          </table:table-cell>
          <table:table-cell office:value-type="float" office:value="0" table:formula="of:=CEILING(LOG([.C7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396.91" table:style-name="ce1">
            <text:p>1396.91</text:p>
          </table:table-cell>
          <table:table-cell table:style-name="ce1"/>
          <table:table-cell office:value-type="float" office:value="15998603.09" table:formula="of:=ABS([.$H$18]/([.C79]+1)-[.B79])" table:style-name="ce53">
            <text:p>15998603.09000</text:p>
          </table:table-cell>
          <table:table-cell office:value-type="float" office:value="0" table:formula="of:=CEILING(LOG([.C7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6/Gb6 </text:p>
          </table:table-cell>
          <table:table-cell office:value-type="float" office:value="1479.98" table:style-name="ce1">
            <text:p>1479.98</text:p>
          </table:table-cell>
          <table:table-cell table:style-name="ce1"/>
          <table:table-cell office:value-type="float" office:value="15998520.02" table:formula="of:=ABS([.$H$18]/([.C80]+1)-[.B80])" table:style-name="ce53">
            <text:p>15998520.02000</text:p>
          </table:table-cell>
          <table:table-cell office:value-type="float" office:value="0" table:formula="of:=CEILING(LOG([.C8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567.98" table:style-name="ce1">
            <text:p>1567.98</text:p>
          </table:table-cell>
          <table:table-cell table:style-name="ce1"/>
          <table:table-cell office:value-type="float" office:value="15998432.02" table:formula="of:=ABS([.$H$18]/([.C81]+1)-[.B81])" table:style-name="ce53">
            <text:p>15998432.02000</text:p>
          </table:table-cell>
          <table:table-cell office:value-type="float" office:value="0" table:formula="of:=CEILING(LOG([.C8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6/Ab6 </text:p>
          </table:table-cell>
          <table:table-cell office:value-type="float" office:value="1661.22" table:style-name="ce1">
            <text:p>1661.22</text:p>
          </table:table-cell>
          <table:table-cell table:style-name="ce1"/>
          <table:table-cell office:value-type="float" office:value="15998338.779999999" table:formula="of:=ABS([.$H$18]/([.C82]+1)-[.B82])" table:style-name="ce53">
            <text:p>15998338.78000</text:p>
          </table:table-cell>
          <table:table-cell office:value-type="float" office:value="0" table:formula="of:=CEILING(LOG([.C8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760" table:style-name="ce1">
            <text:p>1760</text:p>
          </table:table-cell>
          <table:table-cell table:style-name="ce1"/>
          <table:table-cell office:value-type="float" office:value="15998240" table:formula="of:=ABS([.$H$18]/([.C83]+1)-[.B83])" table:style-name="ce53">
            <text:p>15998240.00000</text:p>
          </table:table-cell>
          <table:table-cell office:value-type="float" office:value="0" table:formula="of:=CEILING(LOG([.C8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6/Bb6 </text:p>
          </table:table-cell>
          <table:table-cell office:value-type="float" office:value="1864.66" table:style-name="ce1">
            <text:p>1864.66</text:p>
          </table:table-cell>
          <table:table-cell table:style-name="ce1"/>
          <table:table-cell office:value-type="float" office:value="15998135.34" table:formula="of:=ABS([.$H$18]/([.C84]+1)-[.B84])" table:style-name="ce53">
            <text:p>15998135.34000</text:p>
          </table:table-cell>
          <table:table-cell office:value-type="float" office:value="0" table:formula="of:=CEILING(LOG([.C8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975.53" table:style-name="ce1">
            <text:p>1975.53</text:p>
          </table:table-cell>
          <table:table-cell table:style-name="ce1"/>
          <table:table-cell office:value-type="float" office:value="15998024.470000001" table:formula="of:=ABS([.$H$18]/([.C85]+1)-[.B85])" table:style-name="ce53">
            <text:p>15998024.47000</text:p>
          </table:table-cell>
          <table:table-cell office:value-type="float" office:value="0" table:formula="of:=CEILING(LOG([.C8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093" table:style-name="ce1">
            <text:p>2093</text:p>
          </table:table-cell>
          <table:table-cell table:style-name="ce1"/>
          <table:table-cell office:value-type="float" office:value="15997907" table:formula="of:=ABS([.$H$18]/([.C86]+1)-[.B86])" table:style-name="ce53">
            <text:p>15997907.00000</text:p>
          </table:table-cell>
          <table:table-cell office:value-type="float" office:value="0" table:formula="of:=CEILING(LOG([.C8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7/Db7 </text:p>
          </table:table-cell>
          <table:table-cell office:value-type="float" office:value="2217.46" table:style-name="ce1">
            <text:p>2217.46</text:p>
          </table:table-cell>
          <table:table-cell table:style-name="ce1"/>
          <table:table-cell office:value-type="float" office:value="15997782.539999999" table:formula="of:=ABS([.$H$18]/([.C87]+1)-[.B87])" table:style-name="ce53">
            <text:p>15997782.54000</text:p>
          </table:table-cell>
          <table:table-cell office:value-type="float" office:value="0" table:formula="of:=CEILING(LOG([.C8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2349.3200000000002" table:style-name="ce1">
            <text:p>2349.32</text:p>
          </table:table-cell>
          <table:table-cell table:style-name="ce1"/>
          <table:table-cell office:value-type="float" office:value="15997650.68" table:formula="of:=ABS([.$H$18]/([.C88]+1)-[.B88])" table:style-name="ce53">
            <text:p>15997650.68000</text:p>
          </table:table-cell>
          <table:table-cell office:value-type="float" office:value="0" table:formula="of:=CEILING(LOG([.C8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7/Eb7 </text:p>
          </table:table-cell>
          <table:table-cell office:value-type="float" office:value="2489.02" table:style-name="ce1">
            <text:p>2489.02</text:p>
          </table:table-cell>
          <table:table-cell table:style-name="ce1"/>
          <table:table-cell office:value-type="float" office:value="15997510.98" table:formula="of:=ABS([.$H$18]/([.C89]+1)-[.B89])" table:style-name="ce53">
            <text:p>15997510.98000</text:p>
          </table:table-cell>
          <table:table-cell office:value-type="float" office:value="0" table:formula="of:=CEILING(LOG([.C8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2637.02" table:style-name="ce1">
            <text:p>2637.02</text:p>
          </table:table-cell>
          <table:table-cell table:style-name="ce1"/>
          <table:table-cell office:value-type="float" office:value="15997362.98" table:formula="of:=ABS([.$H$18]/([.C90]+1)-[.B90])" table:style-name="ce53">
            <text:p>15997362.98000</text:p>
          </table:table-cell>
          <table:table-cell office:value-type="float" office:value="0" table:formula="of:=CEILING(LOG([.C9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2793.83" table:style-name="ce1">
            <text:p>2793.83</text:p>
          </table:table-cell>
          <table:table-cell table:style-name="ce1"/>
          <table:table-cell office:value-type="float" office:value="15997206.17" table:formula="of:=ABS([.$H$18]/([.C91]+1)-[.B91])" table:style-name="ce53">
            <text:p>15997206.17000</text:p>
          </table:table-cell>
          <table:table-cell office:value-type="float" office:value="0" table:formula="of:=CEILING(LOG([.C9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7/Gb7 </text:p>
          </table:table-cell>
          <table:table-cell office:value-type="float" office:value="2959.96" table:style-name="ce1">
            <text:p>2959.96</text:p>
          </table:table-cell>
          <table:table-cell table:style-name="ce1"/>
          <table:table-cell office:value-type="float" office:value="15997040.039999999" table:formula="of:=ABS([.$H$18]/([.C92]+1)-[.B92])" table:style-name="ce53">
            <text:p>15997040.04000</text:p>
          </table:table-cell>
          <table:table-cell office:value-type="float" office:value="0" table:formula="of:=CEILING(LOG([.C9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3135.96" table:style-name="ce1">
            <text:p>3135.96</text:p>
          </table:table-cell>
          <table:table-cell table:style-name="ce1"/>
          <table:table-cell office:value-type="float" office:value="15996864.039999999" table:formula="of:=ABS([.$H$18]/([.C93]+1)-[.B93])" table:style-name="ce53">
            <text:p>15996864.04000</text:p>
          </table:table-cell>
          <table:table-cell office:value-type="float" office:value="0" table:formula="of:=CEILING(LOG([.C9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7/Ab7 </text:p>
          </table:table-cell>
          <table:table-cell office:value-type="float" office:value="3322.44" table:style-name="ce1">
            <text:p>3322.44</text:p>
          </table:table-cell>
          <table:table-cell table:style-name="ce1"/>
          <table:table-cell office:value-type="float" office:value="15996677.560000001" table:formula="of:=ABS([.$H$18]/([.C94]+1)-[.B94])" table:style-name="ce53">
            <text:p>15996677.56000</text:p>
          </table:table-cell>
          <table:table-cell office:value-type="float" office:value="0" table:formula="of:=CEILING(LOG([.C9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3520" table:style-name="ce1">
            <text:p>3520</text:p>
          </table:table-cell>
          <table:table-cell table:style-name="ce1"/>
          <table:table-cell office:value-type="float" office:value="15996480" table:formula="of:=ABS([.$H$18]/([.C95]+1)-[.B95])" table:style-name="ce53">
            <text:p>15996480.00000</text:p>
          </table:table-cell>
          <table:table-cell office:value-type="float" office:value="0" table:formula="of:=CEILING(LOG([.C9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7/Bb7 </text:p>
          </table:table-cell>
          <table:table-cell office:value-type="float" office:value="3729.31" table:style-name="ce1">
            <text:p>3729.31</text:p>
          </table:table-cell>
          <table:table-cell table:style-name="ce1"/>
          <table:table-cell office:value-type="float" office:value="15996270.689999999" table:formula="of:=ABS([.$H$18]/([.C96]+1)-[.B96])" table:style-name="ce53">
            <text:p>15996270.69000</text:p>
          </table:table-cell>
          <table:table-cell office:value-type="float" office:value="0" table:formula="of:=CEILING(LOG([.C9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3951.07" table:style-name="ce1">
            <text:p>3951.07</text:p>
          </table:table-cell>
          <table:table-cell table:style-name="ce1"/>
          <table:table-cell office:value-type="float" office:value="15996048.93" table:formula="of:=ABS([.$H$18]/([.C97]+1)-[.B97])" table:style-name="ce53">
            <text:p>15996048.93000</text:p>
          </table:table-cell>
          <table:table-cell office:value-type="float" office:value="0" table:formula="of:=CEILING(LOG([.C9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4186.01" table:style-name="ce1">
            <text:p>4186.01</text:p>
          </table:table-cell>
          <table:table-cell table:style-name="ce1"/>
          <table:table-cell office:value-type="float" office:value="15995813.99" table:formula="of:=ABS([.$H$18]/([.C98]+1)-[.B98])" table:style-name="ce53">
            <text:p>15995813.99000</text:p>
          </table:table-cell>
          <table:table-cell office:value-type="float" office:value="0" table:formula="of:=CEILING(LOG([.C9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C#8/Db8 </text:p>
          </table:table-cell>
          <table:table-cell office:value-type="float" office:value="4434.92" table:style-name="ce1">
            <text:p>4434.92</text:p>
          </table:table-cell>
          <table:table-cell table:style-name="ce1"/>
          <table:table-cell office:value-type="float" office:value="15995565.08" table:formula="of:=ABS([.$H$18]/([.C99]+1)-[.B99])" table:style-name="ce53">
            <text:p>15995565.08000</text:p>
          </table:table-cell>
          <table:table-cell office:value-type="float" office:value="0" table:formula="of:=CEILING(LOG([.C99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8</text:p>
          </table:table-cell>
          <table:table-cell office:value-type="float" office:value="4698.63" table:style-name="ce1">
            <text:p>4698.63</text:p>
          </table:table-cell>
          <table:table-cell table:style-name="ce1"/>
          <table:table-cell office:value-type="float" office:value="15995301.369999999" table:formula="of:=ABS([.$H$18]/([.C100]+1)-[.B100])" table:style-name="ce53">
            <text:p>15995301.37000</text:p>
          </table:table-cell>
          <table:table-cell office:value-type="float" office:value="0" table:formula="of:=CEILING(LOG([.C100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D#8/Eb8 </text:p>
          </table:table-cell>
          <table:table-cell office:value-type="float" office:value="4978.03" table:style-name="ce1">
            <text:p>4978.03</text:p>
          </table:table-cell>
          <table:table-cell table:style-name="ce1"/>
          <table:table-cell office:value-type="float" office:value="15995021.970000001" table:formula="of:=ABS([.$H$18]/([.C101]+1)-[.B101])" table:style-name="ce53">
            <text:p>15995021.97000</text:p>
          </table:table-cell>
          <table:table-cell office:value-type="float" office:value="0" table:formula="of:=CEILING(LOG([.C101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8</text:p>
          </table:table-cell>
          <table:table-cell office:value-type="float" office:value="5274.04" table:style-name="ce1">
            <text:p>5274.04</text:p>
          </table:table-cell>
          <table:table-cell table:style-name="ce1"/>
          <table:table-cell office:value-type="float" office:value="15994725.960000001" table:formula="of:=ABS([.$H$18]/([.C102]+1)-[.B102])" table:style-name="ce53">
            <text:p>15994725.96000</text:p>
          </table:table-cell>
          <table:table-cell office:value-type="float" office:value="0" table:formula="of:=CEILING(LOG([.C102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8</text:p>
          </table:table-cell>
          <table:table-cell office:value-type="float" office:value="5587.65" table:style-name="ce1">
            <text:p>5587.65</text:p>
          </table:table-cell>
          <table:table-cell table:style-name="ce1"/>
          <table:table-cell office:value-type="float" office:value="15994412.35" table:formula="of:=ABS([.$H$18]/([.C103]+1)-[.B103])" table:style-name="ce53">
            <text:p>15994412.35000</text:p>
          </table:table-cell>
          <table:table-cell office:value-type="float" office:value="0" table:formula="of:=CEILING(LOG([.C103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F#8/Gb8 </text:p>
          </table:table-cell>
          <table:table-cell office:value-type="float" office:value="5919.91" table:style-name="ce1">
            <text:p>5919.91</text:p>
          </table:table-cell>
          <table:table-cell table:style-name="ce1"/>
          <table:table-cell office:value-type="float" office:value="15994080.09" table:formula="of:=ABS([.$H$18]/([.C104]+1)-[.B104])" table:style-name="ce53">
            <text:p>15994080.09000</text:p>
          </table:table-cell>
          <table:table-cell office:value-type="float" office:value="0" table:formula="of:=CEILING(LOG([.C104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8</text:p>
          </table:table-cell>
          <table:table-cell office:value-type="float" office:value="6271.93" table:style-name="ce1">
            <text:p>6271.93</text:p>
          </table:table-cell>
          <table:table-cell table:style-name="ce1"/>
          <table:table-cell office:value-type="float" office:value="15993728.07" table:formula="of:=ABS([.$H$18]/([.C105]+1)-[.B105])" table:style-name="ce53">
            <text:p>15993728.07000</text:p>
          </table:table-cell>
          <table:table-cell office:value-type="float" office:value="0" table:formula="of:=CEILING(LOG([.C105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G#8/Ab8 </text:p>
          </table:table-cell>
          <table:table-cell office:value-type="float" office:value="6644.88" table:style-name="ce1">
            <text:p>6644.88</text:p>
          </table:table-cell>
          <table:table-cell table:style-name="ce1"/>
          <table:table-cell office:value-type="float" office:value="15993355.119999999" table:formula="of:=ABS([.$H$18]/([.C106]+1)-[.B106])" table:style-name="ce53">
            <text:p>15993355.12000</text:p>
          </table:table-cell>
          <table:table-cell office:value-type="float" office:value="0" table:formula="of:=CEILING(LOG([.C106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8</text:p>
          </table:table-cell>
          <table:table-cell office:value-type="float" office:value="7040" table:style-name="ce1">
            <text:p>7040</text:p>
          </table:table-cell>
          <table:table-cell table:style-name="ce1"/>
          <table:table-cell office:value-type="float" office:value="15992960" table:formula="of:=ABS([.$H$18]/([.C107]+1)-[.B107])" table:style-name="ce53">
            <text:p>15992960.00000</text:p>
          </table:table-cell>
          <table:table-cell office:value-type="float" office:value="0" table:formula="of:=CEILING(LOG([.C107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A#8/Bb8 </text:p>
          </table:table-cell>
          <table:table-cell office:value-type="float" office:value="7458.62" table:style-name="ce1">
            <text:p>7458.62</text:p>
          </table:table-cell>
          <table:table-cell table:style-name="ce1"/>
          <table:table-cell office:value-type="float" office:value="15992541.380000001" table:formula="of:=ABS([.$H$18]/([.C108]+1)-[.B108])" table:style-name="ce53">
            <text:p>15992541.38000</text:p>
          </table:table-cell>
          <table:table-cell office:value-type="float" office:value="0" table:formula="of:=CEILING(LOG([.C108]+1;2))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8</text:p>
          </table:table-cell>
          <table:table-cell office:value-type="float" office:value="7902.13" table:style-name="ce1">
            <text:p>7902.13</text:p>
          </table:table-cell>
          <table:table-cell table:style-name="ce1"/>
          <table:table-cell office:value-type="float" office:value="15992097.869999999" table:formula="of:=ABS([.$H$18]/([.C109]+1)-[.B109])" table:style-name="ce53">
            <text:p>15992097.87000</text:p>
          </table:table-cell>
          <table:table-cell office:value-type="float" office:value="0" table:formula="of:=CEILING(LOG([.C109]+1;2))" table:style-name="ce1">
            <text:p>0</text:p>
          </table:table-cell>
          <table:table-cell table:number-columns-repeated="16379"/>
        </table:table-row>
        <table:table-row table:number-rows-repeated="10484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ejaVu Sans Light" svg:font-family="&quot;DejaVu Sans Light&quot;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(</number:text>
      <number:number number:decimal-places="2" number:min-integer-digits="1" number:grouping="true"/>
      <number:text>)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BuiltIn_Currency" style:family="table-cell" style:data-style-name="N37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iscom, Chandler</dc:creator>
    <meta:creation-date>2006-09-15T19:00:00Z</meta:creation-date>
    <dc:date>2017-02-17T20:29:31Z</dc:date>
    <meta:editing-cycles>274</meta:editing-cycles>
    <meta:editing-duration>PT876891S</meta:editing-duration>
  </office:meta>
</office:document-meta>
</file>